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17cm" style:rel-column-width="65535*"/>
    </style:style>
    <style:style style:name="Taula15.A1" style:family="table-cell">
      <style:table-cell-properties fo:padding="0.097cm" fo:border="0.05pt solid #000000"/>
    </style:style>
    <style:style style:name="Tau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17cm" style:rel-column-width="65535*"/>
    </style:style>
    <style:style style:name="Taula16.A1" style:family="table-cell">
      <style:table-cell-properties fo:padding="0.097cm" fo:border="0.05pt solid #000000"/>
    </style:style>
    <style:style style:name="Tau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cm" table:align="margins"/>
    </style:style>
    <style:style style:name="Taula17.A" style:family="table-column">
      <style:table-column-properties style:column-width="17cm" style:rel-column-width="65535*"/>
    </style:style>
    <style:style style:name="Taula17.A1" style:family="table-cell">
      <style:table-cell-properties fo:padding="0.097cm" fo:border="0.05pt solid #000000"/>
    </style:style>
    <style:style style:name="Tau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17cm" style:rel-column-width="65535*"/>
    </style:style>
    <style:style style:name="Taula18.A1" style:family="table-cell">
      <style:table-cell-properties fo:padding="0.097cm" fo:border="0.05pt solid #000000"/>
    </style:style>
    <style:style style:name="Tau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/>
    </style:style>
    <style:style style:name="Taula19.A" style:family="table-column">
      <style:table-column-properties style:column-width="17cm" style:rel-column-width="65535*"/>
    </style:style>
    <style:style style:name="Taula19.A1" style:family="table-cell">
      <style:table-cell-properties fo:padding="0.097cm" fo:border="0.05pt solid #000000"/>
    </style:style>
    <style:style style:name="Tau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cm" table:align="margins"/>
    </style:style>
    <style:style style:name="Taula21.A" style:family="table-column">
      <style:table-column-properties style:column-width="17cm" style:rel-column-width="65535*"/>
    </style:style>
    <style:style style:name="Taula21.A1" style:family="table-cell">
      <style:table-cell-properties fo:padding="0.097cm" fo:border="0.05pt solid #000000"/>
    </style:style>
    <style:style style:name="Tau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17cm" style:rel-column-width="65535*"/>
    </style:style>
    <style:style style:name="Taula22.A1" style:family="table-cell">
      <style:table-cell-properties fo:padding="0.097cm" fo:border="0.05pt solid #000000"/>
    </style:style>
    <style:style style:name="Tau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>
      <style:table-properties style:width="17cm" table:align="margins"/>
    </style:style>
    <style:style style:name="Taula23.A" style:family="table-column">
      <style:table-column-properties style:column-width="17cm" style:rel-column-width="65535*"/>
    </style:style>
    <style:style style:name="Taula23.A1" style:family="table-cell">
      <style:table-cell-properties fo:padding="0.097cm" fo:border="0.05pt solid #000000"/>
    </style:style>
    <style:style style:name="Tau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" style:family="table">
      <style:table-properties style:width="17cm" table:align="margins"/>
    </style:style>
    <style:style style:name="Taula24.A" style:family="table-column">
      <style:table-column-properties style:column-width="17cm" style:rel-column-width="65535*"/>
    </style:style>
    <style:style style:name="Taula24.A1" style:family="table-cell">
      <style:table-cell-properties fo:padding="0.097cm" fo:border="0.05pt solid #000000"/>
    </style:style>
    <style:style style:name="Tau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5" style:family="table">
      <style:table-properties style:width="17cm" table:align="margins"/>
    </style:style>
    <style:style style:name="Taula25.A" style:family="table-column">
      <style:table-column-properties style:column-width="17cm" style:rel-column-width="65535*"/>
    </style:style>
    <style:style style:name="Taula25.A1" style:family="table-cell">
      <style:table-cell-properties fo:padding="0.097cm" fo:border="0.05pt solid #000000"/>
    </style:style>
    <style:style style:name="Tau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" style:family="table">
      <style:table-properties style:width="17cm" table:align="margins"/>
    </style:style>
    <style:style style:name="Taula26.A" style:family="table-column">
      <style:table-column-properties style:column-width="17cm" style:rel-column-width="65535*"/>
    </style:style>
    <style:style style:name="Taula26.A1" style:family="table-cell">
      <style:table-cell-properties fo:padding="0.097cm" fo:border="0.05pt solid #000000"/>
    </style:style>
    <style:style style:name="Tau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7" style:family="table">
      <style:table-properties style:width="17cm" table:align="margins"/>
    </style:style>
    <style:style style:name="Taula27.A" style:family="table-column">
      <style:table-column-properties style:column-width="17cm" style:rel-column-width="65535*"/>
    </style:style>
    <style:style style:name="Taula27.A1" style:family="table-cell">
      <style:table-cell-properties fo:padding="0.097cm" fo:border="0.05pt solid #000000"/>
    </style:style>
    <style:style style:name="Tau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8" style:family="table">
      <style:table-properties style:width="17cm" table:align="margins"/>
    </style:style>
    <style:style style:name="Taula28.A" style:family="table-column">
      <style:table-column-properties style:column-width="17cm" style:rel-column-width="65535*"/>
    </style:style>
    <style:style style:name="Taula28.A1" style:family="table-cell">
      <style:table-cell-properties fo:padding="0.097cm" fo:border="0.05pt solid #000000"/>
    </style:style>
    <style:style style:name="Tau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" style:family="table">
      <style:table-properties style:width="17cm" table:align="margins"/>
    </style:style>
    <style:style style:name="Taula29.A" style:family="table-column">
      <style:table-column-properties style:column-width="17cm" style:rel-column-width="65535*"/>
    </style:style>
    <style:style style:name="Taula29.A1" style:family="table-cell">
      <style:table-cell-properties fo:padding="0.097cm" fo:border="0.05pt solid #000000"/>
    </style:style>
    <style:style style:name="Tau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7cm" table:align="margins"/>
    </style:style>
    <style:style style:name="Taula30.A" style:family="table-column">
      <style:table-column-properties style:column-width="17cm" style:rel-column-width="65535*"/>
    </style:style>
    <style:style style:name="Taula30.A1" style:family="table-cell">
      <style:table-cell-properties fo:padding="0.097cm" fo:border="0.05pt solid #000000"/>
    </style:style>
    <style:style style:name="Tau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" style:family="table">
      <style:table-properties style:width="17cm" table:align="margins"/>
    </style:style>
    <style:style style:name="Taula31.A" style:family="table-column">
      <style:table-column-properties style:column-width="17cm" style:rel-column-width="65535*"/>
    </style:style>
    <style:style style:name="Taula31.A1" style:family="table-cell">
      <style:table-cell-properties fo:padding="0.097cm" fo:border="0.05pt solid #000000"/>
    </style:style>
    <style:style style:name="Tau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7cm" table:align="margins"/>
    </style:style>
    <style:style style:name="Taula32.A" style:family="table-column">
      <style:table-column-properties style:column-width="17cm" style:rel-column-width="65535*"/>
    </style:style>
    <style:style style:name="Taula32.A1" style:family="table-cell">
      <style:table-cell-properties fo:padding="0.097cm" fo:border="0.05pt solid #000000"/>
    </style:style>
    <style:style style:name="Tau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7cm" table:align="margins"/>
    </style:style>
    <style:style style:name="Taula33.A" style:family="table-column">
      <style:table-column-properties style:column-width="17cm" style:rel-column-width="65535*"/>
    </style:style>
    <style:style style:name="Taula33.A1" style:family="table-cell">
      <style:table-cell-properties fo:padding="0.097cm" fo:border="0.05pt solid #000000"/>
    </style:style>
    <style:style style:name="Tau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4" style:family="table">
      <style:table-properties style:width="17cm" table:align="margins"/>
    </style:style>
    <style:style style:name="Taula34.A" style:family="table-column">
      <style:table-column-properties style:column-width="17cm" style:rel-column-width="65535*"/>
    </style:style>
    <style:style style:name="Taula34.A1" style:family="table-cell">
      <style:table-cell-properties fo:padding="0.097cm" fo:border="0.05pt solid #000000"/>
    </style:style>
    <style:style style:name="Tau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9.499cm"/>
    </style:style>
    <style:style style:name="Taula7.B" style:family="table-column">
      <style:table-column-properties style:column-width="7.514cm"/>
    </style:style>
    <style:style style:name="Tau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5pt solid #000000"/>
    </style:style>
    <style:style style:name="Tau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5" style:family="table">
      <style:table-properties style:width="17cm" table:align="margins"/>
    </style:style>
    <style:style style:name="Taula35.A" style:family="table-column">
      <style:table-column-properties style:column-width="17cm" style:rel-column-width="65535*"/>
    </style:style>
    <style:style style:name="Taula35.A1" style:family="table-cell">
      <style:table-cell-properties fo:padding="0.097cm" fo:border="0.05pt solid #000000"/>
    </style:style>
    <style:style style:name="Tau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6" style:family="table">
      <style:table-properties style:width="17cm" table:align="margins"/>
    </style:style>
    <style:style style:name="Taula36.A" style:family="table-column">
      <style:table-column-properties style:column-width="17cm" style:rel-column-width="65535*"/>
    </style:style>
    <style:style style:name="Taula36.A1" style:family="table-cell">
      <style:table-cell-properties fo:padding="0.097cm" fo:border="0.05pt solid #000000"/>
    </style:style>
    <style:style style:name="Taula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7" style:family="table">
      <style:table-properties style:width="17cm" table:align="margins"/>
    </style:style>
    <style:style style:name="Taula37.A" style:family="table-column">
      <style:table-column-properties style:column-width="17cm" style:rel-column-width="65535*"/>
    </style:style>
    <style:style style:name="Taula37.A1" style:family="table-cell">
      <style:table-cell-properties fo:padding="0.097cm" fo:border="0.05pt solid #000000"/>
    </style:style>
    <style:style style:name="Tau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8" style:family="table">
      <style:table-properties style:width="17cm" table:align="margins"/>
    </style:style>
    <style:style style:name="Taula38.A" style:family="table-column">
      <style:table-column-properties style:column-width="17cm" style:rel-column-width="65535*"/>
    </style:style>
    <style:style style:name="Taula38.A1" style:family="table-cell">
      <style:table-cell-properties fo:padding="0.097cm" fo:border="0.05pt solid #000000"/>
    </style:style>
    <style:style style:name="Tau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" style:family="table">
      <style:table-properties style:width="17cm" table:align="margins"/>
    </style:style>
    <style:style style:name="Taula39.A" style:family="table-column">
      <style:table-column-properties style:column-width="3.514cm" style:rel-column-width="13544*"/>
    </style:style>
    <style:style style:name="Taula39.B" style:family="table-column">
      <style:table-column-properties style:column-width="13.487cm" style:rel-column-width="51991*"/>
    </style:style>
    <style:style style:name="Taula39.A1" style:family="table-cell">
      <style:table-cell-properties fo:padding="0.097cm" fo:border-left="0.5pt solid #000000" fo:border-right="none" fo:border-top="0.5pt solid #000000" fo:border-bottom="0.5pt solid #000000"/>
    </style:style>
    <style:style style:name="Taula39.B1" style:family="table-cell">
      <style:table-cell-properties fo:padding="0.097cm" fo:border="0.5pt solid #000000"/>
    </style:style>
    <style:style style:name="Taula39.A2" style:family="table-cell">
      <style:table-cell-properties fo:padding="0.097cm" fo:border-left="0.5pt solid #000000" fo:border-right="none" fo:border-top="none" fo:border-bottom="0.5pt solid #000000"/>
    </style:style>
    <style:style style:name="Taula3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P3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068cc3" officeooo:paragraph-rsid="00068cc3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19e1a8" officeooo:paragraph-rsid="0019e1a8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340fe6"/>
    </style:style>
    <style:style style:name="P7" style:family="paragraph" style:parent-style-name="Standard">
      <style:paragraph-properties fo:line-height="150%"/>
      <style:text-properties officeooo:paragraph-rsid="0035c2a8"/>
    </style:style>
    <style:style style:name="P8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0dc066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16281c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117d28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13108d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2dcc3c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340fe6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35c2a8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36ca15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Arial" fo:font-size="12pt" fo:language="ca" fo:country="ES" officeooo:rsid="0019e1a8" officeooo:paragraph-rsid="0019e1a8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fo:language="ca" fo:country="ES" officeooo:rsid="0019e1a8" officeooo:paragraph-rsid="003959e3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Arial" fo:font-size="12pt" fo:language="ca" fo:country="ES" officeooo:rsid="001ac3a5" officeooo:paragraph-rsid="001ac3a5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Arial" fo:font-size="12pt" fo:language="ca" fo:country="ES" officeooo:rsid="001ac3a5" officeooo:paragraph-rsid="0037ecd1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Arial" fo:font-size="12pt" fo:language="ca" fo:country="ES" officeooo:rsid="001ac3a5" officeooo:paragraph-rsid="001f20d6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Arial" fo:font-size="12pt" fo:language="ca" fo:country="ES" officeooo:rsid="00340fe6" officeooo:paragraph-rsid="00068cc3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ca" fo:country="ES" officeooo:rsid="00340fe6" officeooo:paragraph-rsid="00340fe6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Arial" fo:font-size="12pt" fo:language="ca" fo:country="ES" officeooo:rsid="00340fe6" officeooo:paragraph-rsid="0035c2a8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Arial" fo:font-size="12pt" fo:language="ca" fo:country="ES" officeooo:rsid="000dc066" officeooo:paragraph-rsid="000dc066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Arial" fo:font-size="12pt" fo:language="ca" fo:country="ES" officeooo:rsid="000dc066" officeooo:paragraph-rsid="0035c2a8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Arial" fo:font-size="12pt" fo:language="ca" fo:country="ES" officeooo:rsid="001f20d6" officeooo:paragraph-rsid="003bf687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Arial" fo:font-size="12pt" fo:language="ca" fo:country="ES" officeooo:rsid="003cef2e" officeooo:paragraph-rsid="003cef2e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" fo:font-size="12pt" fo:language="ca" fo:country="ES" officeooo:rsid="003f495a" officeooo:paragraph-rsid="003f495a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31" style:family="paragraph" style:parent-style-name="Table_20_Contents">
      <style:paragraph-properties fo:line-height="150%"/>
      <style:text-properties style:font-name="Arial" fo:font-size="12pt" officeooo:paragraph-rsid="000dc066" style:font-size-asian="12pt" style:font-size-complex="12pt"/>
    </style:style>
    <style:style style:name="P32" style:family="paragraph" style:parent-style-name="Table_20_Contents">
      <style:paragraph-properties fo:line-height="150%"/>
      <style:text-properties style:font-name="Arial" fo:font-size="12pt" officeooo:paragraph-rsid="0016281c" style:font-size-asian="12pt" style:font-size-complex="12pt"/>
    </style:style>
    <style:style style:name="P33" style:family="paragraph" style:parent-style-name="Table_20_Contents">
      <style:paragraph-properties fo:line-height="150%"/>
      <style:text-properties style:font-name="Arial" fo:font-size="12pt" officeooo:paragraph-rsid="00117d28" style:font-size-asian="12pt" style:font-size-complex="12pt"/>
    </style:style>
    <style:style style:name="P34" style:family="paragraph" style:parent-style-name="Table_20_Contents">
      <style:paragraph-properties fo:line-height="150%"/>
      <style:text-properties style:font-name="Arial" fo:font-size="12pt" officeooo:paragraph-rsid="0013108d" style:font-size-asian="12pt" style:font-size-complex="12pt"/>
    </style:style>
    <style:style style:name="P35" style:family="paragraph" style:parent-style-name="Table_20_Contents">
      <style:paragraph-properties fo:line-height="150%"/>
      <style:text-properties style:font-name="Arial" fo:font-size="12pt" officeooo:paragraph-rsid="001ac3a5" style:font-size-asian="12pt" style:font-size-complex="12pt"/>
    </style:style>
    <style:style style:name="P36" style:family="paragraph" style:parent-style-name="Table_20_Contents">
      <style:paragraph-properties fo:line-height="150%"/>
      <style:text-properties style:font-name="Arial" fo:font-size="12pt" officeooo:paragraph-rsid="002dcc3c" style:font-size-asian="12pt" style:font-size-complex="12pt"/>
    </style:style>
    <style:style style:name="P37" style:family="paragraph" style:parent-style-name="Table_20_Contents">
      <style:paragraph-properties fo:line-height="150%"/>
      <style:text-properties style:font-name="Arial" fo:font-size="12pt" officeooo:paragraph-rsid="00340fe6" style:font-size-asian="12pt" style:font-size-complex="12pt"/>
    </style:style>
    <style:style style:name="P38" style:family="paragraph" style:parent-style-name="Table_20_Contents">
      <style:paragraph-properties fo:line-height="150%"/>
      <style:text-properties style:font-name="Arial" fo:font-size="12pt" officeooo:paragraph-rsid="0035c2a8" style:font-size-asian="12pt" style:font-size-complex="12pt"/>
    </style:style>
    <style:style style:name="P39" style:family="paragraph" style:parent-style-name="Table_20_Contents">
      <style:paragraph-properties fo:line-height="150%"/>
      <style:text-properties style:font-name="Arial" fo:font-size="12pt" officeooo:paragraph-rsid="0036ca15" style:font-size-asian="12pt" style:font-size-complex="12pt"/>
    </style:style>
    <style:style style:name="P40" style:family="paragraph" style:parent-style-name="Table_20_Contents">
      <style:paragraph-properties fo:line-height="150%"/>
      <style:text-properties style:font-name="Arial" fo:font-size="12pt" officeooo:paragraph-rsid="003bf687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Arial" fo:font-size="12pt" officeooo:rsid="00117d28" officeooo:paragraph-rsid="00117d28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Arial" fo:font-size="12pt" officeooo:rsid="0012bb0e" officeooo:paragraph-rsid="002778f8" style:font-size-asian="12pt" style:font-size-complex="12pt"/>
    </style:style>
    <style:style style:name="P43" style:family="paragraph" style:parent-style-name="Table_20_Contents">
      <style:paragraph-properties fo:line-height="150%"/>
      <style:text-properties style:font-name="Arial" fo:font-size="12pt" officeooo:rsid="000746c6" officeooo:paragraph-rsid="002dcc3c" style:font-size-asian="12pt" style:font-size-complex="12pt"/>
    </style:style>
    <style:style style:name="P44" style:family="paragraph" style:parent-style-name="Table_20_Contents">
      <style:paragraph-properties fo:line-height="150%"/>
      <style:text-properties style:font-name="Arial" fo:font-size="12pt" officeooo:rsid="000746c6" officeooo:paragraph-rsid="00340fe6" style:font-size-asian="12pt" style:font-size-complex="12pt"/>
    </style:style>
    <style:style style:name="P45" style:family="paragraph" style:parent-style-name="Table_20_Contents">
      <style:paragraph-properties fo:line-height="150%"/>
      <style:text-properties style:font-name="Arial" fo:font-size="12pt" officeooo:rsid="000746c6" officeooo:paragraph-rsid="0036ca15" style:font-size-asian="12pt" style:font-size-complex="12pt"/>
    </style:style>
    <style:style style:name="P46" style:family="paragraph" style:parent-style-name="Table_20_Contents">
      <style:paragraph-properties fo:line-height="150%"/>
      <style:text-properties style:font-name="Arial" fo:font-size="12pt" fo:font-weight="bold" officeooo:rsid="0012bb0e" officeooo:paragraph-rsid="0012bb0e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/>
      <style:text-properties fo:color="#8b008b" loext:opacity="100%" style:font-name="Consolas" fo:font-size="12pt" fo:font-weight="bold" officeooo:rsid="00117d28" officeooo:paragraph-rsid="0012bb0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/>
      <style:text-properties fo:color="#8b008b" loext:opacity="100%" style:font-name="Consolas" fo:font-size="12pt" fo:font-weight="bold" officeooo:rsid="00117d28" officeooo:paragraph-rsid="00340fe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/>
      <style:text-properties fo:color="#8b008b" loext:opacity="100%" style:font-name="Consolas" fo:font-size="12pt" fo:font-weight="bold" officeooo:rsid="00117d28" officeooo:paragraph-rsid="0035c2a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/>
      <style:text-properties fo:color="#8b008b" loext:opacity="100%" style:font-name="Consolas" fo:font-size="12pt" fo:font-weight="bold" officeooo:paragraph-rsid="00340fe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/>
      <style:text-properties fo:color="#8b008b" loext:opacity="100%" style:font-name="Consolas" fo:font-size="12pt" fo:font-weight="bold" officeooo:paragraph-rsid="0035c2a8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/>
      <style:text-properties fo:color="#8b008b" loext:opacity="100%" fo:font-size="14pt" fo:language="ca" fo:country="ES" style:text-underline-style="solid" style:text-underline-width="auto" style:text-underline-color="font-color" fo:font-weight="bold" officeooo:rsid="00068cc3" officeooo:paragraph-rsid="00340fe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8b008b" loext:opacity="100%" fo:font-size="14pt" fo:language="ca" fo:country="ES" style:text-underline-style="solid" style:text-underline-width="auto" style:text-underline-color="font-color" fo:font-weight="bold" officeooo:rsid="00068cc3" officeooo:paragraph-rsid="0036ca1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068cc3" officeooo:paragraph-rsid="00340fe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006400" loext:opacity="100%" style:font-name="Arial" fo:font-size="14pt" fo:language="ca" fo:country="ES" style:text-underline-style="solid" style:text-underline-width="auto" style:text-underline-color="font-color" fo:font-weight="bold" officeooo:rsid="0036ca15" officeooo:paragraph-rsid="0036ca1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fo:font-size="14pt" fo:language="ca" fo:country="ES" officeooo:rsid="00068cc3" officeooo:paragraph-rsid="0036ca15" style:font-size-asian="14pt" style:font-size-complex="14pt"/>
    </style:style>
    <style:style style:name="P57" style:family="paragraph" style:parent-style-name="Standard">
      <style:text-properties officeooo:paragraph-rsid="003bf687"/>
    </style:style>
    <style:style style:name="P58" style:family="paragraph" style:parent-style-name="Standard" style:list-style-name="L1">
      <style:paragraph-properties fo:line-height="150%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59" style:family="paragraph" style:parent-style-name="Standard" style:list-style-name="L1">
      <style:paragraph-properties fo:line-height="150%"/>
      <style:text-properties style:font-name="Arial" fo:font-size="12pt" fo:language="ca" fo:country="ES" officeooo:rsid="00117d28" officeooo:paragraph-rsid="00117d28" style:font-size-asian="12pt" style:font-size-complex="12pt"/>
    </style:style>
    <style:style style:name="P60" style:family="paragraph" style:parent-style-name="Standard" style:list-style-name="L2">
      <style:paragraph-properties fo:line-height="150%"/>
      <style:text-properties style:font-name="Arial" fo:font-size="12pt" fo:language="ca" fo:country="ES" officeooo:rsid="00340fe6" officeooo:paragraph-rsid="00340fe6" style:font-size-asian="12pt" style:font-size-complex="12pt"/>
    </style:style>
    <style:style style:name="P61" style:family="paragraph" style:parent-style-name="Standard" style:list-style-name="L3">
      <style:paragraph-properties fo:line-height="150%"/>
      <style:text-properties style:font-name="Arial" fo:font-size="12pt" fo:language="ca" fo:country="ES" officeooo:rsid="00340fe6" officeooo:paragraph-rsid="00340fe6" style:font-size-asian="12pt" style:font-size-complex="12pt"/>
    </style:style>
    <style:style style:name="P62" style:family="paragraph" style:parent-style-name="Standard" style:list-style-name="L5">
      <style:paragraph-properties fo:line-height="150%"/>
      <style:text-properties style:font-name="Arial" fo:font-size="12pt" fo:language="ca" fo:country="ES" officeooo:rsid="0037ecd1" officeooo:paragraph-rsid="0037ecd1" style:font-size-asian="12pt" style:font-size-complex="12pt"/>
    </style:style>
    <style:style style:name="P63" style:family="paragraph" style:parent-style-name="Standard" style:list-style-name="L6">
      <style:paragraph-properties fo:line-height="150%"/>
      <style:text-properties style:font-name="Arial" fo:font-size="12pt" fo:language="ca" fo:country="ES" officeooo:rsid="0037ecd1" officeooo:paragraph-rsid="0037ecd1" style:font-size-asian="12pt" style:font-size-complex="12pt"/>
    </style:style>
    <style:style style:name="P64" style:family="paragraph" style:parent-style-name="Standard" style:list-style-name="L6">
      <style:paragraph-properties fo:line-height="150%"/>
      <style:text-properties style:font-name="Arial" fo:font-size="12pt" fo:language="ca" fo:country="ES" officeooo:rsid="001ac3a5" officeooo:paragraph-rsid="001ac3a5" style:font-size-asian="12pt" style:font-size-complex="12pt"/>
    </style:style>
    <style:style style:name="P65" style:family="paragraph" style:parent-style-name="Standard" style:list-style-name="L6">
      <style:paragraph-properties fo:line-height="150%"/>
      <style:text-properties style:font-name="Arial" fo:font-size="12pt" fo:language="ca" fo:country="ES" officeooo:rsid="001ac3a5" officeooo:paragraph-rsid="0037ecd1" style:font-size-asian="12pt" style:font-size-complex="12pt"/>
    </style:style>
    <style:style style:name="P66" style:family="paragraph" style:parent-style-name="Standard">
      <style:paragraph-properties fo:line-height="150%"/>
      <style:text-properties style:font-name="Arial" fo:font-size="12pt" fo:language="ca" fo:country="ES" officeooo:rsid="003cef2e" officeooo:paragraph-rsid="004532cf" style:font-size-asian="12pt" style:font-size-complex="12pt"/>
    </style:style>
    <style:style style:name="P67" style:family="paragraph" style:parent-style-name="Standard">
      <style:paragraph-properties fo:line-height="150%"/>
      <style:text-properties style:font-name="Arial" fo:font-size="12pt" fo:language="ca" fo:country="ES" officeooo:rsid="003f495a" officeooo:paragraph-rsid="004532cf" style:font-size-asian="12pt" style:font-size-complex="12pt"/>
    </style:style>
    <style:style style:name="P68" style:family="paragraph" style:parent-style-name="Standard" style:list-style-name="L5">
      <style:paragraph-properties fo:line-height="150%"/>
      <style:text-properties style:font-name="Arial" fo:font-size="12pt" officeooo:paragraph-rsid="0037ecd1" style:font-size-asian="12pt" style:font-size-complex="12pt"/>
    </style:style>
    <style:style style:name="P69" style:family="paragraph" style:parent-style-name="Standard" style:list-style-name="L5">
      <style:paragraph-properties fo:line-height="150%"/>
      <style:text-properties style:font-name="Arial" fo:font-size="12pt" officeooo:rsid="003959e3" officeooo:paragraph-rsid="003959e3" style:font-size-asian="12pt" style:font-size-complex="12pt"/>
    </style:style>
    <style:style style:name="P70" style:family="paragraph" style:parent-style-name="Standard" style:list-style-name="L5">
      <style:paragraph-properties fo:line-height="150%"/>
      <style:text-properties style:font-name="Arial" fo:font-size="12pt" officeooo:rsid="003959e3" officeooo:paragraph-rsid="003a4053" style:font-size-asian="12pt" style:font-size-complex="12pt"/>
    </style:style>
    <style:style style:name="P71" style:family="paragraph" style:parent-style-name="Standard" style:list-style-name="L2">
      <style:paragraph-properties fo:line-height="150%"/>
      <style:text-properties fo:color="#8b008b" loext:opacity="100%" fo:font-size="14pt" fo:language="ca" fo:country="ES" style:text-underline-style="solid" style:text-underline-width="auto" style:text-underline-color="font-color" fo:font-weight="bold" officeooo:rsid="00068cc3" officeooo:paragraph-rsid="00340fe6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b008b" loext:opacity="100%" style:font-name="Consolas" fo:font-size="11pt" fo:font-weight="bold" officeooo:paragraph-rsid="0012bb0e" style:font-size-asian="11pt" style:font-weight-asian="bold" style:font-size-complex="11pt" style:font-weight-complex="bold"/>
    </style:style>
    <style:style style:name="P73" style:family="paragraph" style:parent-style-name="Standard" style:list-style-name="L2">
      <style:paragraph-properties fo:line-height="150%"/>
      <style:text-properties fo:font-variant="normal" fo:text-transform="none" fo:color="#8b008b" loext:opacity="100%" style:font-name="Arial" fo:font-size="14pt" fo:letter-spacing="normal" fo:language="ca" fo:country="ES" fo:font-style="normal" style:text-underline-style="solid" style:text-underline-width="auto" style:text-underline-color="font-color" fo:font-weight="bold" officeooo:rsid="00068cc3" officeooo:paragraph-rsid="00340fe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4" style:family="paragraph" style:parent-style-name="Standard" style:list-style-name="L4">
      <style:paragraph-properties fo:line-height="150%"/>
      <style:text-properties officeooo:paragraph-rsid="002778f8"/>
    </style:style>
    <style:style style:name="P75" style:family="paragraph" style:parent-style-name="Standard">
      <style:paragraph-properties fo:line-height="150%"/>
      <style:text-properties fo:color="#0000cd" loext:opacity="100%" style:font-name="Consolas" fo:font-size="11pt" fo:font-weight="bold" officeooo:rsid="00117d28" officeooo:paragraph-rsid="0012bb0e" style:font-size-asian="11pt" style:font-weight-asian="bold" style:font-size-complex="11pt" style:font-weight-complex="bold"/>
    </style:style>
    <style:style style:name="P76" style:family="paragraph" style:parent-style-name="Standard">
      <style:paragraph-properties fo:line-height="150%"/>
      <style:text-properties fo:color="#0000cd" loext:opacity="100%" style:font-name="Consolas" fo:font-size="11pt" fo:font-weight="bold" officeooo:paragraph-rsid="0012bb0e" style:font-size-asian="11pt" style:font-weight-asian="bold" style:font-size-complex="11pt" style:font-weight-complex="bold"/>
    </style:style>
    <style:style style:name="P77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78" style:family="paragraph" style:parent-style-name="Standard">
      <style:paragraph-properties fo:line-height="150%" fo:text-align="center" style:justify-single-word="false"/>
      <style:text-properties fo:color="#ff0000" loext:opacity="100%" style:font-name="Arial" fo:font-size="12pt" fo:language="ca" fo:country="ES" fo:font-weight="bold" officeooo:rsid="003cef2e" officeooo:paragraph-rsid="004532cf" style:font-size-asian="12pt" style:font-weight-asian="bold" style:font-size-complex="12pt" style:font-weight-complex="bold"/>
    </style:style>
    <style:style style:name="T1" style:family="text">
      <style:text-properties officeooo:rsid="002c7685"/>
    </style:style>
    <style:style style:name="T2" style:family="text">
      <style:text-properties officeooo:rsid="003238fb"/>
    </style:style>
    <style:style style:name="T3" style:family="text">
      <style:text-properties officeooo:rsid="000746c6"/>
    </style:style>
    <style:style style:name="T4" style:family="text">
      <style:text-properties fo:language="ca" fo:country="ES" officeooo:rsid="001cb64e"/>
    </style:style>
    <style:style style:name="T5" style:family="text">
      <style:text-properties fo:language="ca" fo:country="ES" officeooo:rsid="001e3846"/>
    </style:style>
    <style:style style:name="T6" style:family="text">
      <style:text-properties fo:language="ca" fo:country="ES" officeooo:rsid="002778f8"/>
    </style:style>
    <style:style style:name="T7" style:family="text">
      <style:text-properties fo:language="ca" fo:country="ES" fo:font-weight="bold" officeooo:rsid="002778f8" style:font-weight-asian="bold" style:font-weight-complex="bold"/>
    </style:style>
    <style:style style:name="T8" style:family="text">
      <style:text-properties fo:language="ca" fo:country="ES" fo:font-weight="bold" officeooo:rsid="0037ecd1" style:font-weight-asian="bold" style:font-weight-complex="bold"/>
    </style:style>
    <style:style style:name="T9" style:family="text">
      <style:text-properties fo:language="ca" fo:country="ES" officeooo:rsid="00320bcc"/>
    </style:style>
    <style:style style:name="T10" style:family="text">
      <style:text-properties fo:language="ca" fo:country="ES" officeooo:rsid="0037ecd1"/>
    </style:style>
    <style:style style:name="T11" style:family="text">
      <style:text-properties fo:language="ca" fo:country="ES" officeooo:rsid="003ac9fe"/>
    </style:style>
    <style:style style:name="T12" style:family="text">
      <style:text-properties officeooo:rsid="000dc06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46c6" style:font-weight-asian="bold" style:font-weight-complex="bold"/>
    </style:style>
    <style:style style:name="T15" style:family="text">
      <style:text-properties fo:font-weight="bold" officeooo:rsid="001ac3a5" style:font-weight-asian="bold" style:font-weight-complex="bold"/>
    </style:style>
    <style:style style:name="T16" style:family="text">
      <style:text-properties fo:font-weight="bold" officeooo:rsid="000dc066" style:font-weight-asian="bold" style:font-weight-complex="bold"/>
    </style:style>
    <style:style style:name="T17" style:family="text">
      <style:text-properties fo:font-weight="bold" officeooo:rsid="0016281c" style:font-weight-asian="bold" style:font-weight-complex="bold"/>
    </style:style>
    <style:style style:name="T18" style:family="text">
      <style:text-properties fo:font-weight="bold" officeooo:rsid="0013108d" style:font-weight-asian="bold" style:font-weight-complex="bold"/>
    </style:style>
    <style:style style:name="T19" style:family="text">
      <style:text-properties fo:font-weight="bold" officeooo:rsid="00340fe6" style:font-weight-asian="bold" style:font-weight-complex="bold"/>
    </style:style>
    <style:style style:name="T20" style:family="text">
      <style:text-properties fo:font-weight="bold" officeooo:rsid="0035c2a8" style:font-weight-asian="bold" style:font-weight-complex="bold"/>
    </style:style>
    <style:style style:name="T21" style:family="text">
      <style:text-properties fo:font-weight="bold" officeooo:rsid="0036ca15" style:font-weight-asian="bold" style:font-weight-complex="bold"/>
    </style:style>
    <style:style style:name="T22" style:family="text">
      <style:text-properties fo:font-weight="bold" officeooo:rsid="00374ae0" style:font-weight-asian="bold" style:font-weight-complex="bold"/>
    </style:style>
    <style:style style:name="T23" style:family="text">
      <style:text-properties fo:font-weight="bold" officeooo:rsid="003bf687" style:font-weight-asian="bold" style:font-weight-complex="bold"/>
    </style:style>
    <style:style style:name="T24" style:family="text">
      <style:text-properties fo:font-weight="bold" officeooo:rsid="003f495a" style:font-weight-asian="bold" style:font-weight-complex="bold"/>
    </style:style>
    <style:style style:name="T25" style:family="text">
      <style:text-properties fo:font-weight="bold" officeooo:rsid="004532cf" style:font-weight-asian="bold" style:font-weight-complex="bold"/>
    </style:style>
    <style:style style:name="T26" style:family="text">
      <style:text-properties fo:font-weight="bold" officeooo:rsid="0046e535" style:font-weight-asian="bold" style:font-weight-complex="bold"/>
    </style:style>
    <style:style style:name="T27" style:family="text">
      <style:text-properties fo:font-weight="bold" officeooo:rsid="00487252" style:font-weight-asian="bold" style:font-weight-complex="bold"/>
    </style:style>
    <style:style style:name="T28" style:family="text">
      <style:text-properties officeooo:rsid="00117d28"/>
    </style:style>
    <style:style style:name="T29" style:family="text">
      <style:text-properties officeooo:rsid="0012bb0e"/>
    </style:style>
    <style:style style:name="T30" style:family="text">
      <style:text-properties officeooo:rsid="0013108d"/>
    </style:style>
    <style:style style:name="T31" style:family="text">
      <style:text-properties officeooo:rsid="0013b57a"/>
    </style:style>
    <style:style style:name="T32" style:family="text">
      <style:text-properties officeooo:rsid="00150b13"/>
    </style:style>
    <style:style style:name="T33" style:family="text">
      <style:text-properties officeooo:rsid="0016281c"/>
    </style:style>
    <style:style style:name="T34" style:family="text">
      <style:text-properties officeooo:rsid="0019e1a8"/>
    </style:style>
    <style:style style:name="T35" style:family="text">
      <style:text-properties officeooo:rsid="001ac3a5"/>
    </style:style>
    <style:style style:name="T36" style:family="text">
      <style:text-properties style:font-name="Arial"/>
    </style:style>
    <style:style style:name="T37" style:family="text">
      <style:text-properties style:font-name="Arial" fo:font-size="12pt" officeooo:rsid="00117d28" style:font-size-asian="12pt" style:font-size-complex="12pt"/>
    </style:style>
    <style:style style:name="T38" style:family="text">
      <style:text-properties style:font-name="Arial" fo:font-size="12pt" officeooo:rsid="0012bb0e" style:font-size-asian="12pt" style:font-size-complex="12pt"/>
    </style:style>
    <style:style style:name="T39" style:family="text">
      <style:text-properties style:font-name="Arial" fo:font-size="12pt" fo:font-weight="bold" officeooo:rsid="00117d28" style:font-size-asian="12pt" style:font-weight-asian="bold" style:font-size-complex="12pt" style:font-weight-complex="bold"/>
    </style:style>
    <style:style style:name="T40" style:family="text">
      <style:text-properties style:font-name="Arial" officeooo:rsid="0017ea08"/>
    </style:style>
    <style:style style:name="T41" style:family="text">
      <style:text-properties style:font-name="Arial" officeooo:rsid="002dcc3c"/>
    </style:style>
    <style:style style:name="T42" style:family="text">
      <style:text-properties style:font-name="Arial" officeooo:rsid="00340fe6"/>
    </style:style>
    <style:style style:name="T43" style:family="text">
      <style:text-properties style:font-name="Arial" officeooo:rsid="0036ca15"/>
    </style:style>
    <style:style style:name="T44" style:family="text">
      <style:text-properties officeooo:rsid="0025eed6"/>
    </style:style>
    <style:style style:name="T45" style:family="text">
      <style:text-properties fo:color="#0000cd" loext:opacity="100%" fo:font-weight="bold" style:font-weight-asian="bold" style:font-weight-complex="bold"/>
    </style:style>
    <style:style style:name="T46" style:family="text">
      <style:text-properties fo:color="#0000cd" loext:opacity="100%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0000cd" loext:opacity="100%" fo:language="ca" fo:country="ES" fo:font-weight="bold" officeooo:rsid="002778f8" style:font-weight-asian="bold" style:font-weight-complex="bold"/>
    </style:style>
    <style:style style:name="T48" style:family="text"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068cc3" style:font-size-asian="14pt" style:font-weight-asian="bold" style:font-size-complex="14pt" style:font-weight-complex="bold"/>
    </style:style>
    <style:style style:name="T49" style:family="text"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25eed6" style:font-size-asian="14pt" style:font-weight-asian="bold" style:font-size-complex="14pt" style:font-weight-complex="bold"/>
    </style:style>
    <style:style style:name="T50" style:family="text"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2d260e" style:font-size-asian="14pt" style:font-weight-asian="bold" style:font-size-complex="14pt" style:font-weight-complex="bold"/>
    </style:style>
    <style:style style:name="T51" style:family="text"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340fe6" style:font-size-asian="14pt" style:font-weight-asian="bold" style:font-size-complex="14pt" style:font-weight-complex="bold"/>
    </style:style>
    <style:style style:name="T52" style:family="text">
      <style:text-properties fo:color="#8b008b" loext:opacity="100%" style:font-name="Arial" fo:font-size="14pt" fo:language="ca" fo:country="ES" style:text-underline-style="solid" style:text-underline-width="auto" style:text-underline-color="font-color" fo:font-weight="bold" officeooo:rsid="0035c2a8" style:font-size-asian="14pt" style:font-weight-asian="bold" style:font-size-complex="14pt" style:font-weight-complex="bold"/>
    </style:style>
    <style:style style:name="T53" style:family="text">
      <style:text-properties fo:color="#8b008b" loext:opacity="100%" style:font-name="Arial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8b008b" loext:opacity="100%" style:font-name="Arial" style:text-underline-style="solid" style:text-underline-width="auto" style:text-underline-color="font-color" fo:font-weight="bold" officeooo:rsid="0036ca15" style:font-weight-asian="bold" style:font-weight-complex="bold"/>
    </style:style>
    <style:style style:name="T55" style:family="text">
      <style:text-properties fo:color="#8b008b" loext:opacity="100%" fo:font-size="14pt" style:text-underline-style="solid" style:text-underline-width="auto" style:text-underline-color="font-color" fo:font-weight="bold" officeooo:rsid="00068cc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6" style:family="text">
      <style:text-properties fo:color="#006400" loext:opacity="100%" style:font-name="Arial"/>
    </style:style>
    <style:style style:name="T57" style:family="text">
      <style:text-properties fo:color="#006400" loext:opacity="100%" style:font-name="Arial" fo:font-size="14pt" fo:language="ca" fo:country="ES" style:text-underline-style="solid" style:text-underline-width="auto" style:text-underline-color="font-color" fo:font-weight="bold" officeooo:rsid="00068cc3" style:font-size-asian="14pt" style:font-weight-asian="bold" style:font-size-complex="14pt" style:font-weight-complex="bold"/>
    </style:style>
    <style:style style:name="T58" style:family="text">
      <style:text-properties fo:color="#006400" loext:opacity="100%" style:font-name="Arial" fo:font-size="14pt" fo:language="ca" fo:country="ES" style:text-underline-style="solid" style:text-underline-width="auto" style:text-underline-color="font-color" fo:font-weight="bold" officeooo:rsid="00340fe6" style:font-size-asian="14pt" style:font-weight-asian="bold" style:font-size-complex="14pt" style:font-weight-complex="bold"/>
    </style:style>
    <style:style style:name="T59" style:family="text">
      <style:text-properties fo:color="#006400" loext:opacity="100%" style:font-name="Arial" officeooo:rsid="002dcc3c"/>
    </style:style>
    <style:style style:name="T60" style:family="text">
      <style:text-properties officeooo:rsid="002bced0"/>
    </style:style>
    <style:style style:name="T61" style:family="text">
      <style:text-properties officeooo:rsid="002d260e"/>
    </style:style>
    <style:style style:name="T62" style:family="text">
      <style:text-properties officeooo:rsid="002dcc3c"/>
    </style:style>
    <style:style style:name="T63" style:family="text">
      <style:text-properties officeooo:rsid="002e9e61"/>
    </style:style>
    <style:style style:name="T64" style:family="text">
      <style:text-properties officeooo:rsid="00340fe6"/>
    </style:style>
    <style:style style:name="T65" style:family="text">
      <style:text-properties officeooo:rsid="0035c2a8"/>
    </style:style>
    <style:style style:name="T66" style:family="text">
      <style:text-properties officeooo:rsid="0036ca15"/>
    </style:style>
    <style:style style:name="T67" style:family="text">
      <style:text-properties officeooo:rsid="0037ecd1"/>
    </style:style>
    <style:style style:name="T68" style:family="text">
      <style:text-properties officeooo:rsid="003ac9fe"/>
    </style:style>
    <style:style style:name="T69" style:family="text">
      <style:text-properties officeooo:rsid="003bf687"/>
    </style:style>
    <style:style style:name="T70" style:family="text">
      <style:text-properties fo:color="#c9211e" loext:opacity="100%"/>
    </style:style>
    <style:style style:name="T71" style:family="text">
      <style:text-properties fo:color="#c9211e" loext:opacity="100%" fo:font-weight="bold" style:font-weight-asian="bold" style:font-weight-complex="bold"/>
    </style:style>
    <style:style style:name="T72" style:family="text">
      <style:text-properties fo:color="#c9211e" loext:opacity="100%" fo:font-weight="bold" officeooo:rsid="00487252" style:font-weight-asian="bold" style:font-weight-complex="bold"/>
    </style:style>
    <style:style style:name="T73" style:family="text">
      <style:text-properties fo:color="#c9211e" loext:opacity="100%" officeooo:rsid="00487252"/>
    </style:style>
    <style:style style:name="T74" style:family="text">
      <style:text-properties officeooo:rsid="0040c579"/>
    </style:style>
    <style:style style:name="T75" style:family="text">
      <style:text-properties officeooo:rsid="00416365"/>
    </style:style>
    <style:style style:name="T76" style:family="text">
      <style:text-properties officeooo:rsid="004481f3"/>
    </style:style>
    <style:style style:name="T77" style:family="text">
      <style:text-properties officeooo:rsid="004532cf"/>
    </style:style>
    <style:style style:name="T78" style:family="text">
      <style:text-properties officeooo:rsid="0046e535"/>
    </style:style>
    <style:style style:name="T79" style:family="text">
      <style:text-properties officeooo:rsid="00487252"/>
    </style:style>
    <style:style style:name="T80" style:family="text">
      <style:text-properties officeooo:rsid="004a5b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Activitat 0<text:span text:style-name="T60">1</text:span> Tema 02</text:p>
      <text:p text:style-name="P77"/>
      <text:p text:style-name="P66"><text:tab/>Membres de <text:span text:style-name="T77">l’equip </text:span><text:span text:style-name="T25">XX</text:span>:</text:p>
      <text:p text:style-name="P66"/>
      <table:table table:name="Taula39" table:style-name="Taula39">
        <table:table-column table:style-name="Taula39.A"/>
        <table:table-column table:style-name="Taula39.B"/>
        <table:table-row table:style-name="TableLine94610503228256">
          <table:table-cell table:style-name="Taula39.A1" office:value-type="string">
            <text:p text:style-name="P67">Membre</text:p>
          </table:table-cell>
          <table:table-cell table:style-name="Taula39.B1" office:value-type="string">
            <text:p text:style-name="P67">Tas<text:span text:style-name="T76">ques </text:span>realitzad<text:span text:style-name="T76">es</text:span></text:p>
          </table:table-cell>
        </table:table-row>
        <table:table-row table:style-name="TableLine94610540740288">
          <table:table-cell table:style-name="Taula39.A2" office:value-type="string">
            <text:p text:style-name="P66">NomMembre1</text:p>
          </table:table-cell>
          <table:table-cell table:style-name="Taula39.B2" office:value-type="string">
            <text:p text:style-name="P66"/>
          </table:table-cell>
        </table:table-row>
        <table:table-row table:style-name="TableLine94610504607536">
          <table:table-cell table:style-name="Taula39.A2" office:value-type="string">
            <text:p text:style-name="P66">NomMembre2</text:p>
          </table:table-cell>
          <table:table-cell table:style-name="Taula39.B2" office:value-type="string">
            <text:p text:style-name="P66"/>
          </table:table-cell>
        </table:table-row>
        <table:table-row table:style-name="TableLine94610503632320">
          <table:table-cell table:style-name="Taula39.A2" office:value-type="string">
            <text:p text:style-name="P66">NomMembre3</text:p>
          </table:table-cell>
          <table:table-cell table:style-name="Taula39.B2" office:value-type="string">
            <text:p text:style-name="P66"/>
          </table:table-cell>
        </table:table-row>
      </table:table>
      <text:p text:style-name="P78"/>
      <text:p text:style-name="P3"><text:span text:style-name="T34">A) </text:span>HTTP</text:p>
      <text:p text:style-name="P8"/>
      <text:list xml:id="list753244118" text:style-name="L1">
        <text:list-item>
          <text:p text:style-name="P58">Utilitza POSTMAN per <text:span text:style-name="T28">f</text:span>er <text:span text:style-name="T28">les </text:span>peticions als webs indicats.</text:p>
        </text:list-item>
        <text:list-item>
          <text:p text:style-name="P59">Realitza les <text:span text:style-name="T45">captures</text:span> <text:span text:style-name="T45">de</text:span> <text:span text:style-name="T45">pantalla</text:span> indicades i <text:span text:style-name="T46">busca</text:span> <text:span text:style-name="T45">informació a internet</text:span> de les capçaleres de petició i resposta enumerades a continuació.</text:p>
        </text:list-item>
      </text:list>
      <text:p text:style-name="P8"/>
      <text:p text:style-name="P52"><text:span text:style-name="T40">1) </text:span><text:span text:style-name="T36">Petició </text:span><text:span text:style-name="T56">GET</text:span><text:span text:style-name="T36"> a:</text:span></text:p>
      <text:p text:style-name="P54"/>
      <text:list xml:id="list367596691" text:style-name="L2">
        <text:list-item>
          <text:p text:style-name="P71"><text:span text:style-name="T36">https://www.</text:span><text:span text:style-name="T42">litespeedtech</text:span><text:span text:style-name="T36">.com</text:span></text:p>
        </text:list-item>
      </text:list>
      <text:p text:style-name="P22"/>
      <table:table table:name="Taula1" table:style-name="Taula1">
        <table:table-column table:style-name="Taula1.A"/>
        <table:table-row table:style-name="TableLine94610466259088">
          <table:table-cell table:style-name="Taula1.A1" office:value-type="string">
            <text:p text:style-name="P37"/>
          </table:table-cell>
        </table:table-row>
        <table:table-row table:style-name="TableLine94610466260320">
          <table:table-cell table:style-name="Taula1.A2" office:value-type="string">
            <text:p text:style-name="P44"><text:span text:style-name="T13">Captura </text:span><text:span text:style-name="T15">A.</text:span><text:span text:style-name="T13">1.</text:span><text:span text:style-name="T19">a</text:span><text:span text:style-name="T13">1</text:span>: <text:span text:style-name="T28">C</text:span><text:span text:style-name="T64">odi http (pestanya &lt;/&gt; de Postman</text:span></text:p>
          </table:table-cell>
        </table:table-row>
      </table:table>
      <text:p text:style-name="P14"/>
      <table:table table:name="Taula2" table:style-name="Taula2">
        <table:table-column table:style-name="Taula2.A"/>
        <table:table-row table:style-name="TableLine94610466270912">
          <table:table-cell table:style-name="Taula2.A1" office:value-type="string">
            <text:p text:style-name="P37"/>
          </table:table-cell>
        </table:table-row>
        <table:table-row table:style-name="TableLine94610466271776">
          <table:table-cell table:style-name="Taula2.A2" office:value-type="string">
            <text:p text:style-name="P37"><text:span text:style-name="T14">Captura </text:span><text:span text:style-name="T15">A.</text:span><text:span text:style-name="T14">1.</text:span><text:span text:style-name="T19">a</text:span><text:span text:style-name="T14">2</text:span><text:span text:style-name="T3">: </text:span><text:span text:style-name="T12">Capçaleres de </text:span><text:span text:style-name="T64">petició (incloses les ocultes)</text:span></text:p>
          </table:table-cell>
        </table:table-row>
      </table:table>
      <text:p text:style-name="P14"/>
      <table:table table:name="Taula5" table:style-name="Taula5">
        <table:table-column table:style-name="Taula5.A"/>
        <table:table-row table:style-name="TableLine94610466278096">
          <table:table-cell table:style-name="Taula5.A1" office:value-type="string">
            <text:p text:style-name="P37"/>
          </table:table-cell>
        </table:table-row>
        <table:table-row table:style-name="TableLine94610466278960">
          <table:table-cell table:style-name="Taula5.A2" office:value-type="string">
            <text:p text:style-name="P37"><text:span text:style-name="T14">Captura </text:span><text:span text:style-name="T15">A.</text:span><text:span text:style-name="T14">1.</text:span><text:span text:style-name="T19">a</text:span><text:span text:style-name="T16">3</text:span><text:span text:style-name="T3">: </text:span><text:span text:style-name="T64">Capçaleres de resposta (que es veja la línia d’estat i Server)</text:span></text:p>
          </table:table-cell>
        </table:table-row>
      </table:table>
      <text:p text:style-name="P14"/>
      <table:table table:name="Taula15" table:style-name="Taula15">
        <table:table-column table:style-name="Taula15.A"/>
        <table:table-row table:style-name="TableLine94610466282736">
          <table:table-cell table:style-name="Taula15.A1" office:value-type="string">
            <text:p text:style-name="P37"/>
          </table:table-cell>
        </table:table-row>
        <table:table-row table:style-name="TableLine94610466283712">
          <table:table-cell table:style-name="Taula15.A2" office:value-type="string">
            <text:p text:style-name="P37"><text:span text:style-name="T14">Captura </text:span><text:span text:style-name="T15">A.</text:span><text:span text:style-name="T14">1.</text:span><text:span text:style-name="T19">a4</text:span><text:span text:style-name="T3">: </text:span><text:span text:style-name="T64">Cookies de resposta</text:span></text:p>
          </table:table-cell>
        </table:table-row>
      </table:table>
      <text:p text:style-name="P14"/>
      <text:p text:style-name="P14"><text:soft-page-break/></text:p>
      <text:list xml:id="list125345364719973" text:continue-numbering="true" text:style-name="L2">
        <text:list-item>
          <text:p text:style-name="P73">https://cloud.google.com/</text:p>
        </text:list-item>
      </text:list>
      <text:p text:style-name="P23"/>
      <text:p text:style-name="P23"/>
      <table:table table:name="Taula16" table:style-name="Taula16">
        <table:table-column table:style-name="Taula16.A"/>
        <table:table-row table:style-name="TableLine94610466262560">
          <table:table-cell table:style-name="Taula16.A1" office:value-type="string">
            <text:p text:style-name="P37"/>
          </table:table-cell>
        </table:table-row>
        <table:table-row table:style-name="TableLine94610466291136">
          <table:table-cell table:style-name="Taula16.A2" office:value-type="string">
            <text:p text:style-name="P44"><text:span text:style-name="T13">Captura </text:span><text:span text:style-name="T15">A.</text:span><text:span text:style-name="T13">1.</text:span><text:span text:style-name="T19">b</text:span><text:span text:style-name="T13">1</text:span>: <text:span text:style-name="T28">C</text:span><text:span text:style-name="T64">odi http (pestanya &lt;/&gt; de Postman</text:span></text:p>
          </table:table-cell>
        </table:table-row>
      </table:table>
      <text:p text:style-name="P14"/>
      <table:table table:name="Taula17" table:style-name="Taula17">
        <table:table-column table:style-name="Taula17.A"/>
        <table:table-row table:style-name="TableLine94610466302704">
          <table:table-cell table:style-name="Taula17.A1" office:value-type="string">
            <text:p text:style-name="P37"/>
          </table:table-cell>
        </table:table-row>
        <table:table-row table:style-name="TableLine94610466303568">
          <table:table-cell table:style-name="Taula17.A2" office:value-type="string">
            <text:p text:style-name="P37"><text:span text:style-name="T14">Captura </text:span><text:span text:style-name="T15">A.</text:span><text:span text:style-name="T14">1.</text:span><text:span text:style-name="T19">b</text:span><text:span text:style-name="T14">2</text:span><text:span text:style-name="T3">: </text:span><text:span text:style-name="T12">Capçaleres de </text:span><text:span text:style-name="T64">petició (incloses les ocultes)</text:span></text:p>
          </table:table-cell>
        </table:table-row>
      </table:table>
      <text:p text:style-name="P14"/>
      <table:table table:name="Taula18" table:style-name="Taula18">
        <table:table-column table:style-name="Taula18.A"/>
        <table:table-row table:style-name="TableLine94610466309616">
          <table:table-cell table:style-name="Taula18.A1" office:value-type="string">
            <text:p text:style-name="P37"/>
          </table:table-cell>
        </table:table-row>
        <table:table-row table:style-name="TableLine94610466310480">
          <table:table-cell table:style-name="Taula18.A2" office:value-type="string">
            <text:p text:style-name="P37"><text:span text:style-name="T14">Captura </text:span><text:span text:style-name="T15">A.</text:span><text:span text:style-name="T14">1.</text:span><text:span text:style-name="T19">b</text:span><text:span text:style-name="T16">3</text:span><text:span text:style-name="T3">: </text:span><text:span text:style-name="T64">Capçaleres de resposta (que es veja la línia d’estat i Server)</text:span></text:p>
          </table:table-cell>
        </table:table-row>
      </table:table>
      <text:p text:style-name="P14"/>
      <table:table table:name="Taula19" table:style-name="Taula19">
        <table:table-column table:style-name="Taula19.A"/>
        <table:table-row table:style-name="TableLine94610466314752">
          <table:table-cell table:style-name="Taula19.A1" office:value-type="string">
            <text:p text:style-name="P37"/>
          </table:table-cell>
        </table:table-row>
        <table:table-row table:style-name="TableLine94610466315616">
          <table:table-cell table:style-name="Taula19.A2" office:value-type="string">
            <text:p text:style-name="P37"><text:span text:style-name="T14">Captura </text:span><text:span text:style-name="T15">A.</text:span><text:span text:style-name="T14">1.</text:span><text:span text:style-name="T19">b4</text:span><text:span text:style-name="T3">: </text:span><text:span text:style-name="T64">Cookies de resposta</text:span></text:p>
          </table:table-cell>
        </table:table-row>
      </table:table>
      <text:p text:style-name="P14"/>
      <text:p text:style-name="P23"/>
      <text:list xml:id="list125345738926021" text:continue-numbering="true" text:style-name="L2">
        <text:list-item>
          <text:p text:style-name="P60"><text:a xlink:type="simple" xlink:href="https://ieslluissimarro.org/" text:style-name="Internet_20_link" text:visited-style-name="Visited_20_Internet_20_Link"><text:span text:style-name="T55">https://ieslluissimarro.org</text:span></text:a></text:p>
        </text:list-item>
      </text:list>
      <text:p text:style-name="P23"/>
      <table:table table:name="Taula20" table:style-name="Taula20">
        <table:table-column table:style-name="Taula20.A"/>
        <table:table-row table:style-name="TableLine94610466338832">
          <table:table-cell table:style-name="Taula20.A1" office:value-type="string">
            <text:p text:style-name="P37"/>
          </table:table-cell>
        </table:table-row>
        <table:table-row table:style-name="TableLine94610466339696">
          <table:table-cell table:style-name="Taula20.A2" office:value-type="string">
            <text:p text:style-name="P44"><text:span text:style-name="T13">Captura </text:span><text:span text:style-name="T15">A.</text:span><text:span text:style-name="T13">1.</text:span><text:span text:style-name="T19">c</text:span><text:span text:style-name="T13">1</text:span>: <text:span text:style-name="T28">C</text:span><text:span text:style-name="T64">odi http (pestanya &lt;/&gt; de Postman</text:span></text:p>
          </table:table-cell>
        </table:table-row>
      </table:table>
      <text:p text:style-name="P14"/>
      <table:table table:name="Taula21" table:style-name="Taula21">
        <table:table-column table:style-name="Taula21.A"/>
        <table:table-row table:style-name="TableLine94610466349168">
          <table:table-cell table:style-name="Taula21.A1" office:value-type="string">
            <text:p text:style-name="P37"/>
          </table:table-cell>
        </table:table-row>
        <table:table-row table:style-name="TableLine94610466350032">
          <table:table-cell table:style-name="Taula21.A2" office:value-type="string">
            <text:p text:style-name="P37"><text:span text:style-name="T14">Captura </text:span><text:span text:style-name="T15">A.</text:span><text:span text:style-name="T14">1.</text:span><text:span text:style-name="T19">c</text:span><text:span text:style-name="T14">2</text:span><text:span text:style-name="T3">: </text:span><text:span text:style-name="T12">Capçaleres de </text:span><text:span text:style-name="T64">petició (incloses les ocultes)</text:span></text:p>
          </table:table-cell>
        </table:table-row>
      </table:table>
      <text:p text:style-name="P14"/>
      <table:table table:name="Taula22" table:style-name="Taula22">
        <table:table-column table:style-name="Taula22.A"/>
        <table:table-row table:style-name="TableLine94610466356608">
          <table:table-cell table:style-name="Taula22.A1" office:value-type="string">
            <text:p text:style-name="P37"/>
          </table:table-cell>
        </table:table-row>
        <table:table-row table:style-name="TableLine94610466357472">
          <table:table-cell table:style-name="Taula22.A2" office:value-type="string">
            <text:p text:style-name="P37"><text:span text:style-name="T14">Captura </text:span><text:span text:style-name="T15">A.</text:span><text:span text:style-name="T14">1.</text:span><text:span text:style-name="T19">c</text:span><text:span text:style-name="T16">3</text:span><text:span text:style-name="T3">: </text:span><text:span text:style-name="T64">Capçaleres de resposta (que es veja la línia d’estat i Server)</text:span></text:p>
          </table:table-cell>
        </table:table-row>
      </table:table>
      <text:p text:style-name="P14"/>
      <table:table table:name="Taula23" table:style-name="Taula23">
        <table:table-column table:style-name="Taula23.A"/>
        <table:table-row table:style-name="TableLine94610466361216">
          <table:table-cell table:style-name="Taula23.A1" office:value-type="string">
            <text:p text:style-name="P37"/>
          </table:table-cell>
        </table:table-row>
        <table:table-row table:style-name="TableLine94610466362192">
          <table:table-cell table:style-name="Taula23.A2" office:value-type="string">
            <text:p text:style-name="P37"><text:span text:style-name="T14">Captura </text:span><text:span text:style-name="T15">A.</text:span><text:span text:style-name="T14">1.</text:span><text:span text:style-name="T19">c4</text:span><text:span text:style-name="T3">: </text:span><text:span text:style-name="T64">Cookies de resposta</text:span></text:p>
          </table:table-cell>
        </table:table-row>
      </table:table>
      <text:p text:style-name="P14"/>
      <text:p text:style-name="P23"/>
      <text:p text:style-name="P23"/>
      <text:p text:style-name="P23"><text:soft-page-break/></text:p>
      <text:list xml:id="list125347171474690" text:continue-numbering="true" text:style-name="L2">
        <text:list-item>
          <text:p text:style-name="P60"><text:a xlink:type="simple" xlink:href="https://www.fsf.org/" text:style-name="Internet_20_link" text:visited-style-name="Visited_20_Internet_20_Link"><text:span text:style-name="T55">https://www.fsf.org</text:span></text:a></text:p>
        </text:list-item>
      </text:list>
      <text:p text:style-name="P23"/>
      <text:p text:style-name="P23"/>
      <table:table table:name="Taula24" table:style-name="Taula24">
        <table:table-column table:style-name="Taula24.A"/>
        <table:table-row table:style-name="TableLine94610466368512">
          <table:table-cell table:style-name="Taula24.A1" office:value-type="string">
            <text:p text:style-name="P37"/>
          </table:table-cell>
        </table:table-row>
        <table:table-row table:style-name="TableLine94610466369824">
          <table:table-cell table:style-name="Taula24.A2" office:value-type="string">
            <text:p text:style-name="P44"><text:span text:style-name="T13">Captura </text:span><text:span text:style-name="T15">A.</text:span><text:span text:style-name="T13">1.</text:span><text:span text:style-name="T19">d</text:span><text:span text:style-name="T13">1</text:span>: <text:span text:style-name="T28">C</text:span><text:span text:style-name="T64">odi http (pestanya &lt;/&gt; de Postman</text:span></text:p>
          </table:table-cell>
        </table:table-row>
      </table:table>
      <text:p text:style-name="P14"/>
      <table:table table:name="Taula25" table:style-name="Taula25">
        <table:table-column table:style-name="Taula25.A"/>
        <table:table-row table:style-name="TableLine94610466377712">
          <table:table-cell table:style-name="Taula25.A1" office:value-type="string">
            <text:p text:style-name="P37"/>
          </table:table-cell>
        </table:table-row>
        <table:table-row table:style-name="TableLine94610466378576">
          <table:table-cell table:style-name="Taula25.A2" office:value-type="string">
            <text:p text:style-name="P37"><text:span text:style-name="T14">Captura </text:span><text:span text:style-name="T15">A.</text:span><text:span text:style-name="T14">1.</text:span><text:span text:style-name="T19">d</text:span><text:span text:style-name="T14">2</text:span><text:span text:style-name="T3">: </text:span><text:span text:style-name="T12">Capçaleres de </text:span><text:span text:style-name="T64">petició (incloses les ocultes)</text:span></text:p>
          </table:table-cell>
        </table:table-row>
      </table:table>
      <text:p text:style-name="P14"/>
      <table:table table:name="Taula26" table:style-name="Taula26">
        <table:table-column table:style-name="Taula26.A"/>
        <table:table-row table:style-name="TableLine94610466384832">
          <table:table-cell table:style-name="Taula26.A1" office:value-type="string">
            <text:p text:style-name="P37"/>
          </table:table-cell>
        </table:table-row>
        <table:table-row table:style-name="TableLine94610466385888">
          <table:table-cell table:style-name="Taula26.A2" office:value-type="string">
            <text:p text:style-name="P37"><text:span text:style-name="T14">Captura </text:span><text:span text:style-name="T15">A.</text:span><text:span text:style-name="T14">1.</text:span><text:span text:style-name="T19">d</text:span><text:span text:style-name="T16">3</text:span><text:span text:style-name="T3">: </text:span><text:span text:style-name="T64">Capçaleres de resposta (que es veja la línia d’estat i Server)</text:span></text:p>
          </table:table-cell>
        </table:table-row>
      </table:table>
      <text:p text:style-name="P14"/>
      <table:table table:name="Taula27" table:style-name="Taula27">
        <table:table-column table:style-name="Taula27.A"/>
        <table:table-row table:style-name="TableLine94610466389744">
          <table:table-cell table:style-name="Taula27.A1" office:value-type="string">
            <text:p text:style-name="P37"/>
          </table:table-cell>
        </table:table-row>
        <table:table-row table:style-name="TableLine94610466390608">
          <table:table-cell table:style-name="Taula27.A2" office:value-type="string">
            <text:p text:style-name="P37"><text:span text:style-name="T14">Captura </text:span><text:span text:style-name="T15">A.</text:span><text:span text:style-name="T14">1.</text:span><text:span text:style-name="T19">d4</text:span><text:span text:style-name="T3">: </text:span><text:span text:style-name="T64">Cookies de resposta</text:span></text:p>
          </table:table-cell>
        </table:table-row>
      </table:table>
      <text:p text:style-name="P14"/>
      <text:p text:style-name="P14"/>
      <text:p text:style-name="P6"><text:span text:style-name="T48">2) Petició </text:span><text:span text:style-name="T58">GET</text:span><text:span text:style-name="T48"> a https://www.</text:span><text:span text:style-name="T51">google</text:span><text:span text:style-name="T48">.</text:span><text:span text:style-name="T50">com</text:span></text:p>
      <text:p text:style-name="P14"/>
      <text:list xml:id="list4228277719" text:style-name="L3">
        <text:list-item>
          <text:p text:style-name="P61">Afegint una capçalera <text:span text:style-name="T13">Accept-</text:span><text:span text:style-name="T24">L</text:span><text:span text:style-name="T13">anguage</text:span>, amb valor <text:span text:style-name="T71">ca</text:span></text:p>
        </text:list-item>
      </text:list>
      <table:table table:name="Taula28" table:style-name="Taula28">
        <table:table-column table:style-name="Taula28.A"/>
        <table:table-row table:style-name="TableLine94610466408336">
          <table:table-cell table:style-name="Taula28.A1" office:value-type="string">
            <text:p text:style-name="P37"/>
          </table:table-cell>
        </table:table-row>
        <table:table-row table:style-name="TableLine94610466415568">
          <table:table-cell table:style-name="Taula28.A2" office:value-type="string">
            <text:p text:style-name="P37"><text:span text:style-name="T14">Captura </text:span><text:span text:style-name="T15">A.</text:span><text:span text:style-name="T16">2</text:span><text:span text:style-name="T14">.</text:span><text:span text:style-name="T16">1</text:span><text:span text:style-name="T3">: </text:span><text:span text:style-name="T64">Capçalera Petició Afegida + Body Preview</text:span></text:p>
          </table:table-cell>
        </table:table-row>
      </table:table>
      <text:p text:style-name="P14"/>
      <text:list xml:id="list125345509840361" text:continue-numbering="true" text:style-name="L3">
        <text:list-item>
          <text:p text:style-name="P61">Afegint una capçalera <text:span text:style-name="T13">Accept-</text:span><text:span text:style-name="T24">L</text:span><text:span text:style-name="T13">anguage</text:span>, amb valor <text:span text:style-name="T71">ar</text:span></text:p>
        </text:list-item>
      </text:list>
      <table:table table:name="Taula29" table:style-name="Taula29">
        <table:table-column table:style-name="Taula29.A"/>
        <table:table-row table:style-name="TableLine94610466424608">
          <table:table-cell table:style-name="Taula29.A1" office:value-type="string">
            <text:p text:style-name="P37"/>
          </table:table-cell>
        </table:table-row>
        <table:table-row table:style-name="TableLine94610466425472">
          <table:table-cell table:style-name="Taula29.A2" office:value-type="string">
            <text:p text:style-name="P37"><text:span text:style-name="T14">Captura </text:span><text:span text:style-name="T15">A.</text:span><text:span text:style-name="T16">2</text:span><text:span text:style-name="T14">.</text:span><text:span text:style-name="T17">2</text:span><text:span text:style-name="T3">: </text:span><text:span text:style-name="T64">Capçalera Petició Afegida + Body Preview</text:span></text:p>
          </table:table-cell>
        </table:table-row>
      </table:table>
      <text:p text:style-name="P14"/>
      <text:list xml:id="list125345361457265" text:continue-numbering="true" text:style-name="L3">
        <text:list-item>
          <text:p text:style-name="P61">Afegint una capçalera <text:span text:style-name="T13">Accept-</text:span><text:span text:style-name="T24">L</text:span><text:span text:style-name="T13">anguage</text:span>, amb valor <text:span text:style-name="T71">fr</text:span></text:p>
        </text:list-item>
      </text:list>
      <table:table table:name="Taula30" table:style-name="Taula30">
        <table:table-column table:style-name="Taula30.A"/>
        <table:table-row table:style-name="TableLine94610466432944">
          <table:table-cell table:style-name="Taula30.A1" office:value-type="string">
            <text:p text:style-name="P37"/>
          </table:table-cell>
        </table:table-row>
        <table:table-row table:style-name="TableLine94610466433808">
          <table:table-cell table:style-name="Taula30.A2" office:value-type="string">
            <text:p text:style-name="P37"><text:span text:style-name="T14">Captura </text:span><text:span text:style-name="T15">A.</text:span><text:span text:style-name="T16">2</text:span><text:span text:style-name="T14">.</text:span><text:span text:style-name="T17">3</text:span><text:span text:style-name="T3">: </text:span><text:span text:style-name="T64">Capçalera Petició Afegida + Body Preview</text:span></text:p>
          </table:table-cell>
        </table:table-row>
      </table:table>
      <text:p text:style-name="P14"/>
      <text:list xml:id="list125345687419573" text:continue-numbering="true" text:style-name="L3">
        <text:list-item>
          <text:p text:style-name="P61">Afegint una capçalera <text:span text:style-name="T13">Accept-</text:span><text:span text:style-name="T24">L</text:span><text:span text:style-name="T13">anguage</text:span>, amb valor <text:span text:style-name="T71">de</text:span></text:p>
        </text:list-item>
      </text:list>
      <table:table table:name="Taula31" table:style-name="Taula31">
        <table:table-column table:style-name="Taula31.A"/>
        <table:table-row table:style-name="TableLine94610466440864">
          <table:table-cell table:style-name="Taula31.A1" office:value-type="string">
            <text:p text:style-name="P37"/>
          </table:table-cell>
        </table:table-row>
        <text:soft-page-break/>
        <table:table-row table:style-name="TableLine94610466441728">
          <table:table-cell table:style-name="Taula31.A2" office:value-type="string">
            <text:p text:style-name="P37"><text:span text:style-name="T14">Captura </text:span><text:span text:style-name="T15">A.</text:span><text:span text:style-name="T16">2</text:span><text:span text:style-name="T14">.</text:span><text:span text:style-name="T17">3</text:span><text:span text:style-name="T3">: </text:span><text:span text:style-name="T64">Capçalera Petició Afegida + Body Preview</text:span></text:p>
          </table:table-cell>
        </table:table-row>
      </table:table>
      <text:p text:style-name="P14"/>
      <text:p text:style-name="P7"><text:span text:style-name="T51">3</text:span><text:span text:style-name="T48">) Petició </text:span><text:span text:style-name="T57">PUT</text:span></text:p>
      <text:p text:style-name="P7"><text:span text:style-name="T52">a)</text:span><text:span text:style-name="T48"> https://www.</text:span><text:span text:style-name="T51">ikea</text:span><text:span text:style-name="T48">.</text:span><text:span text:style-name="T50">com</text:span></text:p>
      <text:p text:style-name="P9"/>
      <text:p text:style-name="P23"><text:tab/>Al cos fiqueu: En RAW - JSON</text:p>
      <text:p text:style-name="P48">{</text:p>
      <text:p text:style-name="P50"><text:span text:style-name="T28"><text:s text:c="2"/>"</text:span><text:span text:style-name="T64">Hola</text:span><text:span text:style-name="T28">": "</text:span><text:span text:style-name="T64">Hola</text:span><text:span text:style-name="T28">"</text:span></text:p>
      <text:p text:style-name="P48">}</text:p>
      <text:p text:style-name="P23"/>
      <table:table table:name="Taula9" table:style-name="Taula9">
        <table:table-column table:style-name="Taula9.A"/>
        <table:table-row table:style-name="TableLine94610466447920">
          <table:table-cell table:style-name="Taula9.A1" office:value-type="string">
            <text:p text:style-name="P32"/>
          </table:table-cell>
        </table:table-row>
        <table:table-row table:style-name="TableLine94610466453664">
          <table:table-cell table:style-name="Taula9.A2" office:value-type="string">
            <text:p text:style-name="P32"><text:span text:style-name="T14">Captura </text:span><text:span text:style-name="T15">A.</text:span><text:span text:style-name="T19">3</text:span><text:span text:style-name="T14">.</text:span><text:span text:style-name="T20">a</text:span><text:span text:style-name="T16">1</text:span><text:span text:style-name="T3">: </text:span><text:span text:style-name="T12">C</text:span><text:span text:style-name="T33">odi de la petició en HTTP </text:span><text:span text:style-name="T64">(Apartat &lt;/&gt; Postman)</text:span></text:p>
          </table:table-cell>
        </table:table-row>
      </table:table>
      <text:p text:style-name="P10"/>
      <table:table table:name="Taula3" table:style-name="Taula3">
        <table:table-column table:style-name="Taula3.A"/>
        <table:table-row table:style-name="TableLine94610466464576">
          <table:table-cell table:style-name="Taula3.A1" office:value-type="string">
            <text:p text:style-name="P31"/>
          </table:table-cell>
        </table:table-row>
        <table:table-row table:style-name="TableLine94610466465728">
          <table:table-cell table:style-name="Taula3.A2" office:value-type="string">
            <text:p text:style-name="P31"><text:span text:style-name="T14">Captura </text:span><text:span text:style-name="T15">A.</text:span><text:span text:style-name="T19">3</text:span><text:span text:style-name="T14">.</text:span><text:span text:style-name="T20">a</text:span><text:span text:style-name="T17">2</text:span><text:span text:style-name="T3">: </text:span><text:span text:style-name="T64">Línia </text:span><text:span text:style-name="T12">de r</text:span><text:span text:style-name="T3">esposta.</text:span></text:p>
          </table:table-cell>
        </table:table-row>
      </table:table>
      <text:p text:style-name="P9"/>
      <table:table table:name="Taula4" table:style-name="Taula4">
        <table:table-column table:style-name="Taula4.A"/>
        <table:table-row table:style-name="TableLine94610466470864">
          <table:table-cell table:style-name="Taula4.A1" office:value-type="string">
            <text:p text:style-name="P31"/>
          </table:table-cell>
        </table:table-row>
        <table:table-row table:style-name="TableLine94610466458672">
          <table:table-cell table:style-name="Taula4.A2" office:value-type="string">
            <text:p text:style-name="P31"><text:span text:style-name="T14">Captura </text:span><text:span text:style-name="T15">A.</text:span><text:span text:style-name="T19">3</text:span><text:span text:style-name="T14">.</text:span><text:span text:style-name="T20">a</text:span><text:span text:style-name="T17">3</text:span><text:span text:style-name="T3">: </text:span><text:span text:style-name="T12">Body de r</text:span><text:span text:style-name="T3">esposta</text:span><text:span text:style-name="T12">, visualitzat en </text:span><text:span text:style-name="T61">preview</text:span><text:span text:style-name="T12">.</text:span></text:p>
          </table:table-cell>
        </table:table-row>
      </table:table>
      <text:p text:style-name="P9"/>
      <text:p text:style-name="P25"/>
      <text:p text:style-name="P7"><text:span text:style-name="T52">b)</text:span><text:span text:style-name="T48"> https://www.</text:span><text:span text:style-name="T52">amazon</text:span><text:span text:style-name="T48">.</text:span><text:span text:style-name="T50">com</text:span></text:p>
      <text:p text:style-name="P15"/>
      <text:p text:style-name="P24"><text:tab/>Al cos fiqueu: En RAW - JSON</text:p>
      <text:p text:style-name="P49">{</text:p>
      <text:p text:style-name="P51"><text:span text:style-name="T28"><text:s text:c="2"/>"</text:span><text:span text:style-name="T65">nom</text:span><text:span text:style-name="T28">": "</text:span><text:span text:style-name="T65">Simarro</text:span><text:span text:style-name="T28">"</text:span></text:p>
      <text:p text:style-name="P49">}</text:p>
      <text:p text:style-name="P24"/>
      <table:table table:name="Taula32" table:style-name="Taula32">
        <table:table-column table:style-name="Taula32.A"/>
        <table:table-row table:style-name="TableLine94610466481328">
          <table:table-cell table:style-name="Taula32.A1" office:value-type="string">
            <text:p text:style-name="P38"/>
          </table:table-cell>
        </table:table-row>
        <table:table-row table:style-name="TableLine94610466486352">
          <table:table-cell table:style-name="Taula32.A2" office:value-type="string">
            <text:p text:style-name="P38"><text:span text:style-name="T14">Captura </text:span><text:span text:style-name="T15">A.</text:span><text:span text:style-name="T19">3</text:span><text:span text:style-name="T14">.</text:span><text:span text:style-name="T20">b</text:span><text:span text:style-name="T16">1</text:span><text:span text:style-name="T3">: </text:span><text:span text:style-name="T12">C</text:span><text:span text:style-name="T33">odi de la petició en HTTP </text:span><text:span text:style-name="T64">(Apartat &lt;/&gt; Postman)</text:span></text:p>
          </table:table-cell>
        </table:table-row>
      </table:table>
      <text:p text:style-name="P15"/>
      <table:table table:name="Taula33" table:style-name="Taula33">
        <table:table-column table:style-name="Taula33.A"/>
        <table:table-row table:style-name="TableLine94610466490960">
          <table:table-cell table:style-name="Taula33.A1" office:value-type="string">
            <text:p text:style-name="P38"/>
          </table:table-cell>
        </table:table-row>
        <table:table-row table:style-name="TableLine94610466491824">
          <table:table-cell table:style-name="Taula33.A2" office:value-type="string">
            <text:p text:style-name="P38"><text:span text:style-name="T14">Captura </text:span><text:span text:style-name="T15">A.</text:span><text:span text:style-name="T19">3</text:span><text:span text:style-name="T14">.</text:span><text:span text:style-name="T20">b</text:span><text:span text:style-name="T17">2</text:span><text:span text:style-name="T3">: </text:span><text:span text:style-name="T64">Línia </text:span><text:span text:style-name="T12">de r</text:span><text:span text:style-name="T3">esposta.</text:span></text:p>
          </table:table-cell>
        </table:table-row>
      </table:table>
      <text:p text:style-name="P15"><text:soft-page-break/></text:p>
      <table:table table:name="Taula34" table:style-name="Taula34">
        <table:table-column table:style-name="Taula34.A"/>
        <table:table-row table:style-name="TableLine94610466497344">
          <table:table-cell table:style-name="Taula34.A1" office:value-type="string">
            <text:p text:style-name="P38"/>
          </table:table-cell>
        </table:table-row>
        <table:table-row table:style-name="TableLine94610466498208">
          <table:table-cell table:style-name="Taula34.A2" office:value-type="string">
            <text:p text:style-name="P38"><text:span text:style-name="T14">Captura </text:span><text:span text:style-name="T15">A.</text:span><text:span text:style-name="T19">3</text:span><text:span text:style-name="T14">.</text:span><text:span text:style-name="T20">b</text:span><text:span text:style-name="T17">3</text:span><text:span text:style-name="T3">: </text:span><text:span text:style-name="T12">Body de r</text:span><text:span text:style-name="T3">esposta</text:span><text:span text:style-name="T12">, visualitzat en </text:span><text:span text:style-name="T61">preview</text:span><text:span text:style-name="T12">.</text:span></text:p>
          </table:table-cell>
        </table:table-row>
      </table:table>
      <text:p text:style-name="P15"/>
      <text:p text:style-name="P26"/>
      <text:p text:style-name="P5"><text:span text:style-name="T52">4</text:span><text:span text:style-name="T48">) </text:span><text:span text:style-name="T49">Petició </text:span><text:span text:style-name="T57">POST</text:span><text:span text:style-name="T48"> <text:s/>a <text:s/>https://reqbin.com/echo/post/json</text:span></text:p>
      <text:p text:style-name="P30"/>
      <text:list xml:id="list984502152" text:style-name="L4">
        <text:list-item>
          <text:p text:style-name="P74"><text:span text:style-name="T37">En la petició, en el </text:span><text:span text:style-name="T39">body</text:span><text:span text:style-name="T37">, tria l’opció </text:span><text:span text:style-name="T39">raw</text:span><text:span text:style-name="T37">, i després en el desplegable, selecciona l’opció </text:span><text:span text:style-name="T39">json</text:span><text:span text:style-name="T37">.</text:span></text:p>
        </text:list-item>
        <text:list-item>
          <text:p text:style-name="P74"><text:span text:style-name="T37">Escriu en </text:span><text:span text:style-name="T38">l’apartat que apareix:</text:span></text:p>
        </text:list-item>
      </text:list>
      <text:p text:style-name="P42"/>
      <table:table table:name="Taula7" table:style-name="Taula7">
        <table:table-column table:style-name="Taula7.A"/>
        <table:table-column table:style-name="Taula7.B"/>
        <table:table-row table:style-name="TableLine94610466505680">
          <table:table-cell table:style-name="Taula7.A1" office:value-type="string">
            <text:p text:style-name="P47">{</text:p>
            <text:p text:style-name="P72"><text:span text:style-name="T28"><text:s text:c="2"/>"Id": </text:span><text:span text:style-name="T29">Enter_entre_1_i_100</text:span><text:span text:style-name="T28">,</text:span></text:p>
            <text:p text:style-name="P72"><text:span text:style-name="T28"><text:s text:c="2"/>"Customer": "</text:span><text:span text:style-name="T29">ElTeuNom ElTeuCognom</text:span><text:span text:style-name="T28">",</text:span></text:p>
            <text:p text:style-name="P72"><text:span text:style-name="T28"><text:s text:c="2"/>"Quantity": </text:span><text:span text:style-name="T29">Enter_entre_1_i_10</text:span><text:span text:style-name="T28">,</text:span></text:p>
            <text:p text:style-name="P72"><text:span text:style-name="T28"><text:s text:c="2"/>"Price": </text:span><text:span text:style-name="T29">Decimal_entre_10.00_i_30.00</text:span></text:p>
            <text:p text:style-name="P47">}</text:p>
          </table:table-cell>
          <table:table-cell table:style-name="Taula7.B1" office:value-type="string">
            <text:p text:style-name="P75">{</text:p>
            <text:p text:style-name="P76"><text:span text:style-name="T28"><text:s text:c="2"/>"Id": </text:span><text:span text:style-name="T63">95</text:span><text:span text:style-name="T28">,</text:span></text:p>
            <text:p text:style-name="P76"><text:span text:style-name="T28"><text:s text:c="2"/>"Customer": "</text:span><text:span text:style-name="T75">Pau Bonet</text:span><text:span text:style-name="T28">",</text:span></text:p>
            <text:p text:style-name="P76"><text:span text:style-name="T28"><text:s text:c="2"/>"Quantity": </text:span><text:span text:style-name="T29">3</text:span><text:span text:style-name="T28">,</text:span></text:p>
            <text:p text:style-name="P76"><text:span text:style-name="T28"><text:s text:c="2"/>"Price": </text:span><text:span text:style-name="T29">13.50</text:span></text:p>
            <text:p text:style-name="P75">}</text:p>
          </table:table-cell>
        </table:table-row>
        <table:table-row table:style-name="TableLine94610466524256">
          <table:table-cell table:style-name="Taula7.A2" office:value-type="string">
            <text:p text:style-name="P46">Cos de la petició</text:p>
          </table:table-cell>
          <table:table-cell table:style-name="Taula7.B2" office:value-type="string">
            <text:p text:style-name="P46">Exemple</text:p>
          </table:table-cell>
        </table:table-row>
      </table:table>
      <text:p text:style-name="P41"/>
      <text:p text:style-name="P11"/>
      <table:table table:name="Taula6" table:style-name="Taula6">
        <table:table-column table:style-name="Taula6.A"/>
        <table:table-row table:style-name="TableLine94610466531120">
          <table:table-cell table:style-name="Taula6.A1" office:value-type="string">
            <text:p text:style-name="P33"/>
          </table:table-cell>
        </table:table-row>
        <table:table-row table:style-name="TableLine94610466532448">
          <table:table-cell table:style-name="Taula6.A2" office:value-type="string">
            <text:p text:style-name="P33"><text:span text:style-name="T14">Captura </text:span><text:span text:style-name="T15">A.</text:span><text:span text:style-name="T21">4</text:span><text:span text:style-name="T14">.</text:span><text:span text:style-name="T16">1</text:span><text:span text:style-name="T3">: </text:span><text:span text:style-name="T12">C</text:span><text:span text:style-name="T30">os </text:span><text:span text:style-name="T31">(raw – json) </text:span><text:span text:style-name="T30">de la petició a reqbin.com</text:span></text:p>
          </table:table-cell>
        </table:table-row>
      </table:table>
      <text:p text:style-name="P11"/>
      <text:p text:style-name="P12"/>
      <table:table table:name="Taula8" table:style-name="Taula8">
        <table:table-column table:style-name="Taula8.A"/>
        <table:table-row table:style-name="TableLine94610466548288">
          <table:table-cell table:style-name="Taula8.A1" office:value-type="string">
            <text:p text:style-name="P34"/>
          </table:table-cell>
        </table:table-row>
        <table:table-row table:style-name="TableLine94610466549152">
          <table:table-cell table:style-name="Taula8.A2" office:value-type="string">
            <text:p text:style-name="P34"><text:span text:style-name="T14">Captura </text:span><text:span text:style-name="T15">A.</text:span><text:span text:style-name="T21">4</text:span><text:span text:style-name="T14">.</text:span><text:span text:style-name="T18">2</text:span><text:span text:style-name="T3">: </text:span><text:span text:style-name="T30">C</text:span><text:span text:style-name="T32">os (pretty) de la resposta de</text:span><text:span text:style-name="T30"> reqbin.com</text:span></text:p>
          </table:table-cell>
        </table:table-row>
      </table:table>
      <text:p text:style-name="P12"/>
      <text:p text:style-name="P12"/>
      <text:p text:style-name="P53"><text:span text:style-name="T43">5</text:span><text:span text:style-name="T41">)</text:span><text:span text:style-name="T40"> </text:span><text:span text:style-name="T36">Petició </text:span><text:span text:style-name="T59">OPTIONS</text:span></text:p>
      <text:p text:style-name="P55"/>
      <text:p text:style-name="P53"><text:span text:style-name="T43">a)</text:span><text:span text:style-name="T36">https://www.</text:span><text:span text:style-name="T41">amazon</text:span><text:span text:style-name="T36">.com</text:span></text:p>
      <text:p text:style-name="P13"/>
      <table:table table:name="Taula14" table:style-name="Taula14">
        <table:table-column table:style-name="Taula14.A"/>
        <text:soft-page-break/>
        <table:table-row table:style-name="TableLine94610466555392">
          <table:table-cell table:style-name="Taula14.A1" office:value-type="string">
            <text:p text:style-name="P36"/>
          </table:table-cell>
        </table:table-row>
        <table:table-row table:style-name="TableLine94610466556368">
          <table:table-cell table:style-name="Taula14.A2" office:value-type="string">
            <text:p text:style-name="P43"><text:span text:style-name="T13">Captura </text:span><text:span text:style-name="T15">A.</text:span><text:span text:style-name="T21">5</text:span><text:span text:style-name="T13">.1</text:span>: <text:span text:style-name="T28">Capçaleres de </text:span><text:span text:style-name="T62">resposta</text:span> a <text:span text:style-name="T62">amazon (que es veja </text:span><text:span text:style-name="T66">línia de petició i </text:span><text:span text:style-name="T62">ALLOW)</text:span></text:p>
          </table:table-cell>
        </table:table-row>
      </table:table>
      <text:p text:style-name="P13"/>
      <text:p text:style-name="P53"><text:span text:style-name="T43">b) </text:span><text:span text:style-name="T36">https://www.</text:span><text:span text:style-name="T43">google</text:span><text:span text:style-name="T36">.com</text:span></text:p>
      <text:p text:style-name="P16"/>
      <table:table table:name="Taula35" table:style-name="Taula35">
        <table:table-column table:style-name="Taula35.A"/>
        <table:table-row table:style-name="TableLine94610466564368">
          <table:table-cell table:style-name="Taula35.A1" office:value-type="string">
            <text:p text:style-name="P39"/>
          </table:table-cell>
        </table:table-row>
        <table:table-row table:style-name="TableLine94610466565232">
          <table:table-cell table:style-name="Taula35.A2" office:value-type="string">
            <text:p text:style-name="P45"><text:span text:style-name="T13">Captura </text:span><text:span text:style-name="T15">A.</text:span><text:span text:style-name="T21">5</text:span><text:span text:style-name="T13">.</text:span><text:span text:style-name="T21">2</text:span>: <text:span text:style-name="T28">Capçaleres de </text:span><text:span text:style-name="T62">resposta</text:span> a <text:span text:style-name="T66">google</text:span><text:span text:style-name="T62"> (que es veja </text:span><text:span text:style-name="T66">línia de petició </text:span><text:span text:style-name="T62">ALLOW)</text:span></text:p>
          </table:table-cell>
        </table:table-row>
      </table:table>
      <text:p text:style-name="P16"/>
      <text:p text:style-name="P53"><text:span text:style-name="T43">c) </text:span><text:span text:style-name="T36">https://www.</text:span><text:span text:style-name="T43">microsoft</text:span><text:span text:style-name="T36">.com</text:span></text:p>
      <text:p text:style-name="P16"/>
      <table:table table:name="Taula36" table:style-name="Taula36">
        <table:table-column table:style-name="Taula36.A"/>
        <table:table-row table:style-name="TableLine94610466575184">
          <table:table-cell table:style-name="Taula36.A1" office:value-type="string">
            <text:p text:style-name="P39"/>
          </table:table-cell>
        </table:table-row>
        <table:table-row table:style-name="TableLine94610466576048">
          <table:table-cell table:style-name="Taula36.A2" office:value-type="string">
            <text:p text:style-name="P45"><text:span text:style-name="T13">Captura </text:span><text:span text:style-name="T15">A.</text:span><text:span text:style-name="T21">5</text:span><text:span text:style-name="T13">.</text:span><text:span text:style-name="T21">3</text:span>: <text:span text:style-name="T28">Capçaleres de </text:span><text:span text:style-name="T62">resposta</text:span> a <text:span text:style-name="T66">google</text:span><text:span text:style-name="T62"> (que es veja </text:span><text:span text:style-name="T66">línia de petició</text:span><text:span text:style-name="T62">)</text:span></text:p>
          </table:table-cell>
        </table:table-row>
      </table:table>
      <text:p text:style-name="P16"/>
      <text:p text:style-name="P53"><text:span text:style-name="T43">d) </text:span><text:span text:style-name="T36">https://www.</text:span><text:span text:style-name="T43">hp</text:span><text:span text:style-name="T36">.com</text:span></text:p>
      <text:p text:style-name="P16"/>
      <table:table table:name="Taula37" table:style-name="Taula37">
        <table:table-column table:style-name="Taula37.A"/>
        <table:table-row table:style-name="TableLine94610466583168">
          <table:table-cell table:style-name="Taula37.A1" office:value-type="string">
            <text:p text:style-name="P39"/>
          </table:table-cell>
        </table:table-row>
        <table:table-row table:style-name="TableLine94610466584160">
          <table:table-cell table:style-name="Taula37.A2" office:value-type="string">
            <text:p text:style-name="P45"><text:span text:style-name="T13">Captura </text:span><text:span text:style-name="T15">A.</text:span><text:span text:style-name="T21">5</text:span><text:span text:style-name="T13">.</text:span><text:span text:style-name="T21">4</text:span>: <text:span text:style-name="T28">Capçaleres de </text:span><text:span text:style-name="T62">resposta</text:span> a <text:span text:style-name="T66">hp</text:span><text:span text:style-name="T62"> (que es veja </text:span><text:span text:style-name="T66">línia de petició</text:span><text:span text:style-name="T62">)</text:span></text:p>
          </table:table-cell>
        </table:table-row>
      </table:table>
      <text:p text:style-name="P16"/>
      <text:p text:style-name="P56"><text:span text:style-name="T54">e) </text:span><text:span text:style-name="T53">https://www.</text:span><text:span text:style-name="T54">apple</text:span><text:span text:style-name="T53">.com</text:span></text:p>
      <text:p text:style-name="P16"/>
      <table:table table:name="Taula38" table:style-name="Taula38">
        <table:table-column table:style-name="Taula38.A"/>
        <table:table-row table:style-name="TableLine94610466591088">
          <table:table-cell table:style-name="Taula38.A1" office:value-type="string">
            <text:p text:style-name="P39"/>
          </table:table-cell>
        </table:table-row>
        <table:table-row table:style-name="TableLine94610466591952">
          <table:table-cell table:style-name="Taula38.A2" office:value-type="string">
            <text:p text:style-name="P45"><text:span text:style-name="T13">Captura </text:span><text:span text:style-name="T15">A.</text:span><text:span text:style-name="T21">5</text:span><text:span text:style-name="T13">.</text:span><text:span text:style-name="T22">5</text:span>: <text:span text:style-name="T28">Capçaleres de </text:span><text:span text:style-name="T62">resposta</text:span> a <text:span text:style-name="T66">hp</text:span><text:span text:style-name="T62"> (que es veja </text:span><text:span text:style-name="T66">línia de petició</text:span><text:span text:style-name="T62">)</text:span></text:p>
          </table:table-cell>
        </table:table-row>
      </table:table>
      <text:p text:style-name="P16"/>
      <text:p text:style-name="P16"/>
      <text:p text:style-name="P4">B) Configuració <text:span text:style-name="T44">ports </text:span>d’Apache</text:p>
      <text:p text:style-name="P17"/>
      <text:list xml:id="list3696515309" text:style-name="L5">
        <text:list-item>
          <text:p text:style-name="P62">En el <text:span text:style-name="T13">servidor de l’aula </text:span>del vostre equip.</text:p>
        </text:list-item>
        <text:list-item>
          <text:p text:style-name="P68"><text:span text:style-name="T10">Cada membre de l’equip ha de c</text:span><text:span text:style-name="T4">anvi</text:span><text:span text:style-name="T10">ar</text:span><text:span text:style-name="T4"> el contingut </text:span><text:span text:style-name="T6">del fitxer </text:span><text:span text:style-name="T7">index.html</text:span><text:span text:style-name="T6"> </text:span><text:span text:style-name="T47">adjunt</text:span><text:span text:style-name="T6"> </text:span><text:span text:style-name="T4">perquè es veja e</text:span><text:span text:style-name="T10">l</text:span><text:span text:style-name="T4"> nom </text:span><text:span text:style-name="T10">de cadascú</text:span><text:span text:style-name="T4"> </text:span><text:span text:style-name="T5">i el </text:span><text:span text:style-name="T11">seu v</text:span><text:span text:style-name="T5">alor del port HTTP. </text:span><text:span text:style-name="T11">Ha de c</text:span><text:span text:style-name="T10">anvi</text:span><text:span text:style-name="T11">ar</text:span><text:span text:style-name="T9"> també els vídeos. </text:span><text:span text:style-name="T11">Ha de g</text:span><text:span text:style-name="T10">uard</text:span><text:span text:style-name="T11">ar</text:span><text:span text:style-name="T10"> aquest nou fitxer amb el nom </text:span><text:span text:style-name="T8">indexNomMembre.html</text:span><text:span text:style-name="T10">.</text:span></text:p>
        </text:list-item>
        <text:list-item>
          <text:p text:style-name="P62"><text:soft-page-break/>En l’arrel del servidor web de l’equip <text:span text:style-name="T71">/</text:span><text:span text:style-name="T72">var/www/html</text:span>, <text:span text:style-name="T68">cada membre ha de c</text:span><text:span text:style-name="T78">r</text:span><text:span text:style-name="T68">ear</text:span> una carpeta <text:span text:style-name="T68">pròpia</text:span> amb el nom <text:span text:style-name="T27">Virtual</text:span><text:span text:style-name="T13">NomMembre</text:span> i guard<text:span text:style-name="T68">ar</text:span> dins el <text:span text:style-name="T68">seu </text:span>fitxer anterior que h<text:span text:style-name="T68">a</text:span> modificat.</text:p>
        </text:list-item>
      </text:list>
      <text:p text:style-name="P18"/>
      <text:list xml:id="list2010649621" text:style-name="L6">
        <text:list-item>
          <text:p text:style-name="P64"><text:span text:style-name="T80">Cal c</text:span>onfigur<text:span text:style-name="T80">ar</text:span> el fitxer <text:span text:style-name="T45">ports.conf </text:span>perquè:</text:p>
          <text:list>
            <text:list-item>
              <text:p text:style-name="P65">HTTP escolte pel<text:span text:style-name="T67">s</text:span> port<text:span text:style-name="T67">s</text:span>:</text:p>
              <text:list>
                <text:list-item>
                  <text:p text:style-name="P63">7000: Per al membre 1 de l’equip.</text:p>
                </text:list-item>
                <text:list-item>
                  <text:p text:style-name="P63">7001: Per al membre 2 de l’equip.</text:p>
                </text:list-item>
                <text:list-item>
                  <text:p text:style-name="P63">7002: Per al membre 3 de l’equip.</text:p>
                </text:list-item>
              </text:list>
            </text:list-item>
          </text:list>
        </text:list-item>
      </text:list>
      <text:p text:style-name="P20"/>
      <text:list xml:id="list125346411925168" text:continue-list="list3696515309" text:style-name="L5">
        <text:list-item>
          <text:p text:style-name="P69">Cada membre ha de crear un nou <text:span text:style-name="T13">virtualhost</text:span> en la carpeta <text:span text:style-name="T13">sites-available</text:span>, i després activar-lo, <text:span text:style-name="T68">amb els noms:</text:span></text:p>
          <text:list>
            <text:list-item>
              <text:p text:style-name="P70"><text:span text:style-name="T68">virtual-NomM</text:span>embre1.conf</text:p>
            </text:list-item>
            <text:list-item>
              <text:p text:style-name="P70"><text:span text:style-name="T68">virtual-NomM</text:span>embre2.conf</text:p>
            </text:list-item>
            <text:list-item>
              <text:p text:style-name="P70"><text:span text:style-name="T68">virtual-NomM</text:span>embre3.conf </text:p>
            </text:list-item>
          </text:list>
          <text:p text:style-name="P70">i <text:span text:style-name="T69">fer</text:span> que quan s’accedisca pel port corresponent a cada membre <text:span text:style-name="T80">i mostrar el contingut de</text:span> la carpeta que s’ha creat per a cadascú.</text:p>
        </text:list-item>
      </text:list>
      <text:p text:style-name="P19"/>
      <text:list xml:id="list125346485448976" text:continue-list="list2010649621" text:style-name="L6">
        <text:list-item>
          <text:p text:style-name="P64">Realitz<text:span text:style-name="T67">eu</text:span> les següents captures de pantalla.</text:p>
        </text:list-item>
      </text:list>
      <table:table table:name="Taula10" table:style-name="Taula10">
        <table:table-column table:style-name="Taula10.A"/>
        <table:table-row table:style-name="TableLine94610466645120">
          <table:table-cell table:style-name="Taula10.A1" office:value-type="string">
            <text:p text:style-name="P35"/>
          </table:table-cell>
        </table:table-row>
        <table:table-row table:style-name="TableLine94610466669008">
          <table:table-cell table:style-name="Taula10.A2" office:value-type="string">
            <text:p text:style-name="P35"><text:span text:style-name="T14">Captura </text:span><text:span text:style-name="T15">B.1</text:span><text:span text:style-name="T35">:</text:span><text:span text:style-name="T3"> </text:span><text:span text:style-name="T35">Fitxer ports.conf modificat</text:span></text:p>
          </table:table-cell>
        </table:table-row>
      </table:table>
      <text:p text:style-name="P21"/>
      <table:table table:name="Taula11" table:style-name="Taula11">
        <table:table-column table:style-name="Taula11.A"/>
        <table:table-row table:style-name="TableLine94610466672976">
          <table:table-cell table:style-name="Taula11.A1" office:value-type="string">
            <text:p text:style-name="P40"/>
          </table:table-cell>
        </table:table-row>
        <table:table-row table:style-name="TableLine94610466673952">
          <table:table-cell table:style-name="Taula11.A2" office:value-type="string">
            <text:p text:style-name="P40"><text:span text:style-name="T14">Captura </text:span><text:span text:style-name="T15">B.</text:span><text:span text:style-name="T23">2</text:span><text:span text:style-name="T3"> </text:span><text:span text:style-name="T69">Accés web </text:span><text:span text:style-name="T74">al </text:span><text:span text:style-name="T69">servidor </text:span><text:span text:style-name="T74">pel </text:span><text:span text:style-name="T69">port </text:span><text:span text:style-name="T74">del </text:span><text:span text:style-name="T69">membre 1</text:span></text:p>
          </table:table-cell>
        </table:table-row>
      </table:table>
      <text:p text:style-name="P27"/>
      <table:table table:name="Taula12" table:style-name="Taula12">
        <table:table-column table:style-name="Taula12.A"/>
        <table:table-row table:style-name="TableLine94610466678992">
          <table:table-cell table:style-name="Taula12.A1" office:value-type="string">
            <text:p text:style-name="P40"/>
          </table:table-cell>
        </table:table-row>
        <table:table-row table:style-name="TableLine94610466680112">
          <table:table-cell table:style-name="Taula12.A2" office:value-type="string">
            <text:p text:style-name="P40"><text:span text:style-name="T14">Captura </text:span><text:span text:style-name="T15">B.</text:span><text:span text:style-name="T23">3</text:span><text:span text:style-name="T3"> </text:span><text:span text:style-name="T69">Accés web </text:span><text:span text:style-name="T74">al </text:span><text:span text:style-name="T69">servidor </text:span><text:span text:style-name="T74">pel</text:span><text:span text:style-name="T69"> port </text:span><text:span text:style-name="T74">del </text:span><text:span text:style-name="T69">membre 2</text:span></text:p>
          </table:table-cell>
        </table:table-row>
      </table:table>
      <text:p text:style-name="P57"/>
      <text:p text:style-name="P57"/>
      <table:table table:name="Taula13" table:style-name="Taula13">
        <table:table-column table:style-name="Taula13.A"/>
        <table:table-row table:style-name="TableLine94610466685408">
          <table:table-cell table:style-name="Taula13.A1" office:value-type="string">
            <text:p text:style-name="P40"/>
          </table:table-cell>
        </table:table-row>
        <table:table-row table:style-name="TableLine94610466686528">
          <table:table-cell table:style-name="Taula13.A2" office:value-type="string">
            <text:p text:style-name="P40"><text:span text:style-name="T14">Captura </text:span><text:span text:style-name="T15">B.</text:span><text:span text:style-name="T23">4</text:span><text:span text:style-name="T3"> </text:span><text:span text:style-name="T69">Accés web </text:span><text:span text:style-name="T74">al </text:span><text:span text:style-name="T69">servidor </text:span><text:span text:style-name="T74">pel </text:span><text:span text:style-name="T69">port </text:span><text:span text:style-name="T74">del </text:span><text:span text:style-name="T69">membre </text:span><text:span text:style-name="T74">3</text:span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M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MT1" style:family="text">
      <style:text-properties officeooo:rsid="002c7685"/>
    </style:style>
    <style:style style:name="MT2" style:family="text">
      <style:text-properties officeooo:rsid="003238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Lluís Simarro<text:tab/>Curs <text:span text:style-name="MT1">2</text:span><text:span text:style-name="MT2">2</text:span>/2<text:span text:style-name="MT2">3</text:span><text:tab/>2n DAW - DAW</text:p>
      </style:header>
      <style:footer>
        <text:p text:style-name="MP2">Activitat HTTP i Configuració ports Apache<text:tab/>Pàgina 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10-04T12:53:38.277053876</dc:date>
    <meta:editing-duration>PT4H7M17S</meta:editing-duration>
    <meta:editing-cycles>52</meta:editing-cycles>
    <meta:document-statistic meta:table-count="39" meta:image-count="0" meta:object-count="0" meta:page-count="7" meta:paragraph-count="108" meta:word-count="733" meta:character-count="4642" meta:non-whitespace-character-count="4016"/>
  </office:meta>
</office:document-meta>
</file>